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1e19" officeooo:paragraph-rsid="00111e19"/>
    </style:style>
    <style:style style:name="P2" style:family="paragraph" style:parent-style-name="Standard">
      <style:paragraph-properties fo:text-align="start" style:justify-single-word="false"/>
      <style:text-properties officeooo:rsid="0016459c" officeooo:paragraph-rsid="0016459c"/>
    </style:style>
    <style:style style:name="P3" style:family="paragraph" style:parent-style-name="Standard">
      <style:paragraph-properties fo:text-align="start" style:justify-single-word="false"/>
      <style:text-properties officeooo:rsid="0016459c" officeooo:paragraph-rsid="00236d1d"/>
    </style:style>
    <style:style style:name="P4" style:family="paragraph" style:parent-style-name="Standard">
      <style:paragraph-properties fo:text-align="start" style:justify-single-word="false"/>
      <style:text-properties officeooo:rsid="004c010f" officeooo:paragraph-rsid="004c010f"/>
    </style:style>
    <style:style style:name="P5" style:family="paragraph" style:parent-style-name="Standard">
      <style:paragraph-properties fo:text-align="start" style:justify-single-word="false"/>
      <style:text-properties officeooo:rsid="004de579" officeooo:paragraph-rsid="004de579"/>
    </style:style>
    <style:style style:name="P6" style:family="paragraph" style:parent-style-name="Standard">
      <style:paragraph-properties fo:text-align="center" style:justify-single-word="false"/>
      <style:text-properties fo:font-size="15pt" fo:font-weight="bold" officeooo:rsid="00111e19" officeooo:paragraph-rsid="00111e19" style:font-size-asian="15pt" style:font-weight-asian="bold" style:font-size-complex="15pt" style:font-weight-complex="bold"/>
    </style:style>
    <style:style style:name="P7" style:family="paragraph" style:parent-style-name="Standard">
      <style:paragraph-properties fo:text-align="start" style:justify-single-word="false"/>
      <style:text-properties officeooo:rsid="001a0dc1" officeooo:paragraph-rsid="00236d1d"/>
    </style:style>
    <style:style style:name="P8" style:family="paragraph" style:parent-style-name="Standard">
      <style:paragraph-properties fo:text-align="start" style:justify-single-word="false"/>
      <style:text-properties officeooo:rsid="004c010f" officeooo:paragraph-rsid="004c010f"/>
    </style:style>
    <style:style style:name="P9" style:family="paragraph" style:parent-style-name="Standard">
      <style:paragraph-properties fo:text-align="start" style:justify-single-word="false"/>
      <style:text-properties officeooo:rsid="005b4d6c" officeooo:paragraph-rsid="005b4d6c"/>
    </style:style>
    <style:style style:name="P10" style:family="paragraph" style:parent-style-name="Standard">
      <style:paragraph-properties fo:text-align="start" style:justify-single-word="false"/>
      <style:text-properties fo:font-weight="bold" officeooo:rsid="0016459c" officeooo:paragraph-rsid="0016459c" style:font-weight-asian="bold" style:font-weight-complex="bold"/>
    </style:style>
    <style:style style:name="P11" style:family="paragraph" style:parent-style-name="Standard">
      <style:paragraph-properties fo:text-align="start" style:justify-single-word="false"/>
      <style:text-properties fo:font-weight="bold" officeooo:rsid="004c010f" officeooo:paragraph-rsid="004c010f" style:font-weight-asian="bold" style:font-weight-complex="bold"/>
    </style:style>
    <style:style style:name="P12" style:family="paragraph" style:parent-style-name="Standard">
      <style:paragraph-properties fo:text-align="start" style:justify-single-word="false"/>
      <style:text-properties fo:font-weight="bold" officeooo:rsid="004de579" officeooo:paragraph-rsid="004de579" style:font-weight-asian="bold" style:font-weight-complex="bold"/>
    </style:style>
    <style:style style:name="T1" style:family="text">
      <style:text-properties officeooo:rsid="0016ca01"/>
    </style:style>
    <style:style style:name="T2" style:family="text">
      <style:text-properties officeooo:rsid="0018a717"/>
    </style:style>
    <style:style style:name="T3" style:family="text">
      <style:text-properties officeooo:rsid="001a0dc1"/>
    </style:style>
    <style:style style:name="T4" style:family="text">
      <style:text-properties officeooo:rsid="0025c78a"/>
    </style:style>
    <style:style style:name="T5" style:family="text">
      <style:text-properties officeooo:rsid="0026dff0"/>
    </style:style>
    <style:style style:name="T6" style:family="text">
      <style:text-properties officeooo:rsid="00324acd"/>
    </style:style>
    <style:style style:name="T7" style:family="text">
      <style:text-properties officeooo:rsid="00503f12"/>
    </style:style>
    <style:style style:name="T8" style:family="text">
      <style:text-properties officeooo:rsid="005120bf"/>
    </style:style>
    <style:style style:name="T9" style:family="text">
      <style:text-properties officeooo:rsid="0053849e"/>
    </style:style>
    <style:style style:name="T10" style:family="text">
      <style:text-properties officeooo:rsid="005702c0"/>
    </style:style>
    <style:style style:name="T11" style:family="text">
      <style:text-properties officeooo:rsid="00588a41"/>
    </style:style>
    <style:style style:name="T12" style:family="text">
      <style:text-properties officeooo:rsid="005c46ef"/>
    </style:style>
    <style:style style:name="T13" style:family="text">
      <style:text-properties officeooo:rsid="005dd94c"/>
    </style:style>
    <style:style style:name="T14" style:family="text">
      <style:text-properties officeooo:rsid="00642fc8"/>
    </style:style>
    <style:style style:name="T15" style:family="text">
      <style:text-properties officeooo:rsid="0065325e"/>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omework 3 Report</text:p>
      <text:p text:style-name="P1"/>
      <text:p text:style-name="P10"><text:span text:style-name="T1">1. </text:span>PERCEPTRON</text:p>
      <text:p text:style-name="P2"><text:s text:c="4"/><text:span text:style-name="T2">The experimental data for perceptron classifier are given in the following table:</text:span></text:p>
      <text:p text:style-name="P2"><draw:frame draw:style-name="fr1" draw:name="Object1" text:anchor-type="paragraph" svg:y="0.1008in" svg:width="6.7236in" svg:height="8.1862in" draw:z-index="0"><draw:object xlink:href="./Object 1" xlink:type="simple" xlink:show="embed" xlink:actuate="onLoad"/><draw:image xlink:href="./ObjectReplacements/Object 1" xlink:type="simple" xlink:show="embed" xlink:actuate="onLoad"/></draw:frame></text:p>
      <text:p text:style-name="P3"><text:soft-page-break/><text:s text:c="4"/><text:span text:style-name="T3">The table contains 20 suitable combinations of iteration and learning rate, considering both original word sequence and filter out stop words settings of ham/spam text, all on three datasets. The best performance for each iteration-learning rate combination of both 2 word sequence settings were given in red.</text:span></text:p>
      <text:p text:style-name="P7"><text:s text:c="4"/>In order to compare with naive Bayes and logistic regression classifier, reports about the performance of these two classifier on both 3 datasets are given bellow:</text:p>
      <text:p text:style-name="P3"/>
      <text:p text:style-name="P3"><draw:frame draw:style-name="fr2" draw:name="Object2" text:anchor-type="paragraph" svg:width="6.6465in" svg:height="1.05in" draw:z-index="1"><draw:object xlink:href="./Object 2" xlink:type="simple" xlink:show="embed" xlink:actuate="onLoad"/><draw:image xlink:href="./ObjectReplacements/Object 2" xlink:type="simple" xlink:show="embed" xlink:actuate="onLoad"/></draw:frame></text:p>
      <text:p text:style-name="P3"/>
      <text:p text:style-name="P3"><draw:frame draw:style-name="fr2" draw:name="Object3" text:anchor-type="paragraph" svg:width="6.7835in" svg:height="1.0756in" draw:z-index="2"><draw:object xlink:href="./Object 3" xlink:type="simple" xlink:show="embed" xlink:actuate="onLoad"/><draw:image xlink:href="./ObjectReplacements/Object 3" xlink:type="simple" xlink:show="embed" xlink:actuate="onLoad"/></draw:frame></text:p>
      <text:p text:style-name="P3"><text:s text:c="4"/><text:span text:style-name="T4">Analysis:</text:span></text:p>
      <text:p text:style-name="P3"><text:s text:c="4"/><text:span text:style-name="T5">From the three tables, we can find that compared with naive Bayes and logistic regression, the perceptron classifier is more sensitive to stop words, we can see from the first table that after filtering out the stop words, perceptron classifier achieved best performance using less iterations for the same learning rate. While the influence of the stop words to the naive Bayes and logistic regression classifier are much less.</text:span></text:p>
      <text:p text:style-name="P3"><text:s text:c="4"/><text:span text:style-name="T6">The reason behind this is that for naive Bayes and logistic regression classifier, the process of prediction or learning the classifier contains the comparison between P(y=1) and P(y=0), <text:s/>these will reduce the influence of stops words on the final prediction results. While in perceptron, weight vector is directly learned from training data and it will assign the stop words with big W because their frequent appearance in both ham and spam, it is bad for the prediction.</text:span></text:p>
      <text:p text:style-name="P3"/>
      <text:p text:style-name="P3"/>
      <text:p text:style-name="P3"/>
      <text:p text:style-name="P3"/>
      <text:p text:style-name="P11">2. NEURAL NETWORK</text:p>
      <text:p text:style-name="P4"><text:s text:c="4"/><text:span text:style-name="T10">The experimental data is given bellow. From the results, we can draw following conclusions:</text:span></text:p>
      <text:p text:style-name="P4"><text:s text:c="4"/><text:span text:style-name="T11">1. suitable hidden nodes number can helps to get good classifier, two few hidden nodes contributes to poor performance, while large number of hidden nodes also harm the performance, but less severe than very small number of hidden nodes do.</text:span></text:p>
      <text:p text:style-name="P9"><text:s text:c="4"/>2. <text:span text:style-name="T12">small number of iterations is bad for classifier performance, it is because that the learning process is not convergent, while large number of iteration is less harmful when given small learning rate, because the weight values are vibrating close to the local optima for large number of iterations, so the performance will not fall significantly.</text:span></text:p>
      <text:p text:style-name="P9"><text:span text:style-name="T13"><text:s text:c="4"/>3. large learning rate is bad for performance, when small learning rate used, more iterations should be provided for ensuring converge to local optima.</text:span></text:p>
      <text:p text:style-name="P9"><text:soft-page-break/><text:span text:style-name="T14"><text:s text:c="4"/>4. momentum provided a faster way to make the learning process converges, if the learning rate is suitable (a small value), the influence of momentum to performance is slighter compared with the former 3 parameters.</text:span></text:p>
      <text:p text:style-name="P9"><text:s text:c="4"/><text:span text:style-name="T15">5. filter out stop words improves the performance, but not significant as that shows in perceptron, showing that neural network is more powerful than perceptron.</text:span></text:p>
      <text:p text:style-name="P9"/>
      <text:p text:style-name="P9"><draw:frame draw:style-name="fr2" draw:name="Object5" text:anchor-type="paragraph" svg:width="6.5701in" svg:height="2.4083in" draw:z-index="4"><draw:object xlink:href="./Object 5" xlink:type="simple" xlink:show="embed" xlink:actuate="onLoad"/><draw:image xlink:href="./ObjectReplacements/Object 5" xlink:type="simple" xlink:show="embed" xlink:actuate="onLoad"/></draw:frame></text:p>
      <text:p text:style-name="P4"/>
      <text:p text:style-name="P4"/>
      <text:p text:style-name="P4"/>
      <text:p text:style-name="P12">3. <text:span text:style-name="T7">COLLABORATIVE FILTERING</text:span></text:p>
      <text:p text:style-name="P5"><text:s text:c="4"/><text:span text:style-name="T8">The following is the experiment data for collaborative filtering:</text:span></text:p>
      <text:p text:style-name="P5"/>
      <text:p text:style-name="P5"><draw:frame draw:style-name="fr2" draw:name="Object4" text:anchor-type="paragraph" svg:width="4.1756in" svg:height="0.6563in" draw:z-index="3"><draw:object xlink:href="./Object 4" xlink:type="simple" xlink:show="embed" xlink:actuate="onLoad"/><draw:image xlink:href="./ObjectReplacements/Object 4" xlink:type="simple" xlink:show="embed" xlink:actuate="onLoad"/></draw:frame></text:p>
      <text:p text:style-name="P5"/>
      <text:p text:style-name="P5"/>
      <text:p text:style-name="P5"/>
      <text:p text:style-name="P5"/>
      <text:p text:style-name="P5"><text:s text:c="4"/><text:span text:style-name="T8">The original test set is big and time consuming to run whole, so a random sample was done to help saving time while also show the performance of the collaborative filtering algorithm.</text:span></text:p>
      <text:p text:style-name="P5"/>
      <text:p text:style-name="P5"><text:s text:c="4"/><text:span text:style-name="T9">As the data shows, the mean absolute error is around 0.74 and the root mean square error is about 0.9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4:49:09.113511612</meta:creation-date>
    <meta:generator>LibreOffice/5.1.4.2$Linux_X86_64 LibreOffice_project/10m0$Build-2</meta:generator>
    <dc:date>2017-03-20T22:10:02.965113467</dc:date>
    <meta:editing-duration>PT1H50M1S</meta:editing-duration>
    <meta:editing-cycles>89</meta:editing-cycles>
    <meta:document-statistic meta:table-count="0" meta:image-count="0" meta:object-count="5" meta:page-count="3" meta:paragraph-count="19" meta:word-count="498" meta:character-count="3152" meta:non-whitespace-character-count="26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3.14pt"/>
    </style:style>
    <style:style style:name="co3" style:family="table-column">
      <style:table-column-properties fo:break-before="auto" style:column-width="68.71pt"/>
    </style:style>
    <style:style style:name="co4" style:family="table-column">
      <style:table-column-properties fo:break-before="auto" style:column-width="64.15pt"/>
    </style:style>
    <style:style style:name="co5" style:family="table-column">
      <style:table-column-properties fo:break-before="auto" style:column-width="50.14pt"/>
    </style:style>
    <style:style style:name="co6" style:family="table-column">
      <style:table-column-properties fo:break-before="auto" style:column-width="90.31pt"/>
    </style:style>
    <style:style style:name="co7" style:family="table-column">
      <style:table-column-properties fo:break-before="auto" style:column-width="89.49pt"/>
    </style:style>
    <style:style style:name="co8" style:family="table-column">
      <style:table-column-properties fo:break-before="auto" style:column-width="70.21pt"/>
    </style:style>
    <style:style style:name="co9" style:family="table-column">
      <style:table-column-properties fo:break-before="auto" style:column-width="84.1pt"/>
    </style:style>
    <style:style style:name="co10" style:family="table-column">
      <style:table-column-properties fo:break-before="auto" style:column-width="91.84pt"/>
    </style:style>
    <style:style style:name="co11"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data-style-name="N11"/>
    <style:style style:name="ce3" style:family="table-cell" style:parent-style-name="Default" style:data-style-name="N11">
      <style:text-properties fo:color="#ff3333"/>
    </style:style>
  </office:automatic-styles>
  <office:body>
    <office:spreadsheet>
      <table:calculation-settings table:automatic-find-labels="false"/>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row table:style-name="ro1" table:number-rows-repeated="27">
          <table:table-cell table:number-columns-repeated="9"/>
          <table:table-cell table:style-name="Default" table:number-columns-repeated="6"/>
        </table:table-row>
        <table:table-row table:style-name="ro1">
          <table:table-cell table:number-columns-repeated="5"/>
          <table:table-cell table:style-name="ce1" office:value-type="string" calcext:value-type="string" table:number-columns-spanned="10" table:number-rows-spanned="1">
            <text:p>perceptron experimental data</text:p>
          </table:table-cell>
          <table:covered-table-cell table:number-columns-repeated="3"/>
          <table:covered-table-cell table:number-columns-repeated="6" table:style-name="Default"/>
        </table:table-row>
        <table:table-row table:style-name="ro1">
          <table:table-cell table:number-columns-repeated="9"/>
          <table:table-cell table:style-name="ce1" office:value-type="string" calcext:value-type="string" table:number-columns-spanned="3" table:number-rows-spanned="1">
            <text:p>original word sequence</text:p>
          </table:table-cell>
          <table:covered-table-cell table:number-columns-repeated="2" table:style-name="ce1"/>
          <table:table-cell table:style-name="ce1" office:value-type="string" calcext:value-type="string" table:number-columns-spanned="3" table:number-rows-spanned="1">
            <text:p>filter out stop words</text:p>
          </table:table-cell>
          <table:covered-table-cell table:number-columns-repeated="2" table:style-name="ce1"/>
        </table:table-row>
        <table:table-row table:style-name="ro1">
          <table:table-cell table:number-columns-repeated="6"/>
          <table:table-cell table:style-name="ce1" office:value-type="string" calcext:value-type="string">
            <text:p>learning rate</text:p>
          </table:table-cell>
          <table:table-cell table:style-name="ce1" office:value-type="string" calcext:value-type="string">
            <text:p>iterations</text:p>
          </table:table-cell>
          <table:table-cell table:style-name="ce1" office:value-type="string" calcext:value-type="string">
            <text:p>dataset</text:p>
          </table:table-cell>
          <table:table-cell table:style-name="ce1" office:value-type="string" calcext:value-type="string">
            <text:p>accuracy on ham</text:p>
          </table:table-cell>
          <table:table-cell table:style-name="ce1" office:value-type="string" calcext:value-type="string">
            <text:p>accuracy on spam</text:p>
          </table:table-cell>
          <table:table-cell table:style-name="ce1" office:value-type="string" calcext:value-type="string">
            <text:p>total accuracy</text:p>
          </table:table-cell>
          <table:table-cell table:style-name="ce1" office:value-type="string" calcext:value-type="string">
            <text:p>accuracy on ham</text:p>
          </table:table-cell>
          <table:table-cell table:style-name="ce1" office:value-type="string" calcext:value-type="string">
            <text:p>accuracy on spam</text:p>
          </table:table-cell>
          <table:table-cell table:style-name="ce1" office:value-type="string" calcext:value-type="string">
            <text:p>total accuracy</text:p>
          </table:table-cell>
        </table:table-row>
        <table:table-row table:style-name="ro1">
          <table:table-cell table:number-columns-repeated="5"/>
          <table:table-cell office:value-type="float" office:value="1" calcext:value-type="float">
            <text:p>1</text:p>
          </table:table-cell>
          <table:table-cell office:value-type="float" office:value="0.05" calcext:value-type="float">
            <text:p>0.05</text:p>
          </table:table-cell>
          <table:table-cell office:value-type="float" office:value="5" calcext:value-type="float">
            <text:p>5</text:p>
          </table:table-cell>
          <table:table-cell office:value-type="float" office:value="1" calcext:value-type="float">
            <text:p>1</text:p>
          </table:table-cell>
          <table:table-cell office:value-type="percentage" office:value="0.577586206897" calcext:value-type="percentage">
            <text:p>57.76%</text:p>
          </table:table-cell>
          <table:table-cell office:value-type="percentage" office:value="0.961538461538" calcext:value-type="percentage">
            <text:p>96.15%</text:p>
          </table:table-cell>
          <table:table-cell office:value-type="percentage" office:value="0.682008368201" calcext:value-type="percentage">
            <text:p>68.20%</text:p>
          </table:table-cell>
          <table:table-cell office:value-type="percentage" office:value="0.784482758621" calcext:value-type="percentage">
            <text:p>78.45%</text:p>
          </table:table-cell>
          <table:table-cell office:value-type="percentage" office:value="0.984615384615" calcext:value-type="percentage">
            <text:p>98.46%</text:p>
          </table:table-cell>
          <table:table-cell office:value-type="percentage" office:value="0.838912133891" calcext:value-type="percentage">
            <text:p>83.89%</text:p>
          </table:table-cell>
        </table:table-row>
        <table:table-row table:style-name="ro1">
          <table:table-cell table:number-columns-repeated="5"/>
          <table:table-cell office:value-type="float" office:value="1" calcext:value-type="float">
            <text:p>1</text:p>
          </table:table-cell>
          <table:table-cell office:value-type="float" office:value="0.05" calcext:value-type="float">
            <text:p>0.05</text:p>
          </table:table-cell>
          <table:table-cell office:value-type="float" office:value="5" calcext:value-type="float">
            <text:p>5</text:p>
          </table:table-cell>
          <table:table-cell office:value-type="float" office:value="2" calcext:value-type="float">
            <text:p>2</text:p>
          </table:table-cell>
          <table:table-cell office:value-type="percentage" office:value="0.674267100977" calcext:value-type="percentage">
            <text:p>67.43%</text:p>
          </table:table-cell>
          <table:table-cell office:value-type="percentage" office:value="1" calcext:value-type="percentage">
            <text:p>100.00%</text:p>
          </table:table-cell>
          <table:table-cell office:value-type="percentage" office:value="0.780701754386" calcext:value-type="percentage">
            <text:p>78.07%</text:p>
          </table:table-cell>
          <table:table-cell office:value-type="percentage" office:value="0.879478827362" calcext:value-type="percentage">
            <text:p>87.95%</text:p>
          </table:table-cell>
          <table:table-cell office:value-type="percentage" office:value="1" calcext:value-type="percentage">
            <text:p>100.00%</text:p>
          </table:table-cell>
          <table:table-cell office:value-type="percentage" office:value="0.918859649123" calcext:value-type="percentage">
            <text:p>91.89%</text:p>
          </table:table-cell>
        </table:table-row>
        <table:table-row table:style-name="ro1">
          <table:table-cell table:number-columns-repeated="5"/>
          <table:table-cell office:value-type="float" office:value="1" calcext:value-type="float">
            <text:p>1</text:p>
          </table:table-cell>
          <table:table-cell office:value-type="float" office:value="0.05" calcext:value-type="float">
            <text:p>0.05</text:p>
          </table:table-cell>
          <table:table-cell office:value-type="float" office:value="5" calcext:value-type="float">
            <text:p>5</text:p>
          </table:table-cell>
          <table:table-cell office:value-type="float" office:value="3" calcext:value-type="float">
            <text:p>3</text:p>
          </table:table-cell>
          <table:table-cell office:value-type="percentage" office:value="0" calcext:value-type="percentage">
            <text:p>0.00%</text:p>
          </table:table-cell>
          <table:table-cell office:value-type="percentage" office:value="1" calcext:value-type="percentage">
            <text:p>100.00%</text:p>
          </table:table-cell>
          <table:table-cell office:value-type="percentage" office:value="0.720073664825" calcext:value-type="percentage">
            <text:p>72.01%</text:p>
          </table:table-cell>
          <table:table-cell office:value-type="percentage" office:value="0.0526315789474" calcext:value-type="percentage">
            <text:p>5.26%</text:p>
          </table:table-cell>
          <table:table-cell office:value-type="percentage" office:value="0.997442455243" calcext:value-type="percentage">
            <text:p>99.74%</text:p>
          </table:table-cell>
          <table:table-cell office:value-type="percentage" office:value="0.732965009208" calcext:value-type="percentage">
            <text:p>73.30%</text:p>
          </table:table-cell>
        </table:table-row>
        <table:table-row table:style-name="ro1">
          <table:table-cell table:number-columns-repeated="5"/>
          <table:table-cell office:value-type="float" office:value="2" calcext:value-type="float">
            <text:p>2</text:p>
          </table:table-cell>
          <table:table-cell office:value-type="float" office:value="0.05" calcext:value-type="float">
            <text:p>0.05</text:p>
          </table:table-cell>
          <table:table-cell office:value-type="float" office:value="10" calcext:value-type="float">
            <text:p>10</text:p>
          </table:table-cell>
          <table:table-cell office:value-type="float" office:value="1" calcext:value-type="float">
            <text:p>1</text:p>
          </table:table-cell>
          <table:table-cell office:value-type="percentage" office:value="0.712643678161" calcext:value-type="percentage">
            <text:p>71.26%</text:p>
          </table:table-cell>
          <table:table-cell office:value-type="percentage" office:value="0.976923076923" calcext:value-type="percentage">
            <text:p>97.69%</text:p>
          </table:table-cell>
          <table:table-cell office:value-type="percentage" office:value="0.784518828452" calcext:value-type="percentage">
            <text:p>78.45%</text:p>
          </table:table-cell>
          <table:table-cell office:value-type="percentage" office:value="0.979885057471" calcext:value-type="percentage">
            <text:p>97.99%</text:p>
          </table:table-cell>
          <table:table-cell office:value-type="percentage" office:value="0.846153846154" calcext:value-type="percentage">
            <text:p>84.62%</text:p>
          </table:table-cell>
          <table:table-cell table:style-name="ce3" office:value-type="percentage" office:value="0.943514644351" calcext:value-type="percentage">
            <text:p>94.35%</text:p>
          </table:table-cell>
        </table:table-row>
        <table:table-row table:style-name="ro1">
          <table:table-cell table:number-columns-repeated="5"/>
          <table:table-cell office:value-type="float" office:value="2" calcext:value-type="float">
            <text:p>2</text:p>
          </table:table-cell>
          <table:table-cell office:value-type="float" office:value="0.05" calcext:value-type="float">
            <text:p>0.05</text:p>
          </table:table-cell>
          <table:table-cell office:value-type="float" office:value="10" calcext:value-type="float">
            <text:p>10</text:p>
          </table:table-cell>
          <table:table-cell office:value-type="float" office:value="2" calcext:value-type="float">
            <text:p>2</text:p>
          </table:table-cell>
          <table:table-cell office:value-type="percentage" office:value="0.85016286645" calcext:value-type="percentage">
            <text:p>85.02%</text:p>
          </table:table-cell>
          <table:table-cell office:value-type="percentage" office:value="0.919463087248" calcext:value-type="percentage">
            <text:p>91.95%</text:p>
          </table:table-cell>
          <table:table-cell office:value-type="percentage" office:value="0.872807017544" calcext:value-type="percentage">
            <text:p>87.28%</text:p>
          </table:table-cell>
          <table:table-cell office:value-type="percentage" office:value="0.934853420195" calcext:value-type="percentage">
            <text:p>93.49%</text:p>
          </table:table-cell>
          <table:table-cell office:value-type="percentage" office:value="0.919463087248" calcext:value-type="percentage">
            <text:p>91.95%</text:p>
          </table:table-cell>
          <table:table-cell table:style-name="ce3" office:value-type="percentage" office:value="0.929824561404" calcext:value-type="percentage">
            <text:p>92.98%</text:p>
          </table:table-cell>
        </table:table-row>
        <table:table-row table:style-name="ro1">
          <table:table-cell table:number-columns-repeated="5"/>
          <table:table-cell office:value-type="float" office:value="2" calcext:value-type="float">
            <text:p>2</text:p>
          </table:table-cell>
          <table:table-cell office:value-type="float" office:value="0.05" calcext:value-type="float">
            <text:p>0.05</text:p>
          </table:table-cell>
          <table:table-cell office:value-type="float" office:value="10" calcext:value-type="float">
            <text:p>10</text:p>
          </table:table-cell>
          <table:table-cell office:value-type="float" office:value="3" calcext:value-type="float">
            <text:p>3</text:p>
          </table:table-cell>
          <table:table-cell office:value-type="percentage" office:value="0.736842105263" calcext:value-type="percentage">
            <text:p>73.68%</text:p>
          </table:table-cell>
          <table:table-cell office:value-type="percentage" office:value="0.961636828645" calcext:value-type="percentage">
            <text:p>96.16%</text:p>
          </table:table-cell>
          <table:table-cell office:value-type="percentage" office:value="0.898710865562" calcext:value-type="percentage">
            <text:p>89.87%</text:p>
          </table:table-cell>
          <table:table-cell office:value-type="percentage" office:value="0.828947368421" calcext:value-type="percentage">
            <text:p>82.89%</text:p>
          </table:table-cell>
          <table:table-cell office:value-type="percentage" office:value="0.95652173913" calcext:value-type="percentage">
            <text:p>95.65%</text:p>
          </table:table-cell>
          <table:table-cell office:value-type="percentage" office:value="0.920810313076" calcext:value-type="percentage">
            <text:p>92.08%</text:p>
          </table:table-cell>
        </table:table-row>
        <table:table-row table:style-name="ro1">
          <table:table-cell table:number-columns-repeated="5"/>
          <table:table-cell office:value-type="float" office:value="3" calcext:value-type="float">
            <text:p>3</text:p>
          </table:table-cell>
          <table:table-cell office:value-type="float" office:value="0.05" calcext:value-type="float">
            <text:p>0.05</text:p>
          </table:table-cell>
          <table:table-cell office:value-type="float" office:value="20" calcext:value-type="float">
            <text:p>20</text:p>
          </table:table-cell>
          <table:table-cell office:value-type="float" office:value="1" calcext:value-type="float">
            <text:p>1</text:p>
          </table:table-cell>
          <table:table-cell office:value-type="percentage" office:value="0.954022988506" calcext:value-type="percentage">
            <text:p>95.40%</text:p>
          </table:table-cell>
          <table:table-cell office:value-type="percentage" office:value="0.884615384615" calcext:value-type="percentage">
            <text:p>88.46%</text:p>
          </table:table-cell>
          <table:table-cell table:style-name="ce3" office:value-type="percentage" office:value="0.935146443515" calcext:value-type="percentage">
            <text:p>93.51%</text:p>
          </table:table-cell>
          <table:table-cell office:value-type="percentage" office:value="0.979885057471" calcext:value-type="percentage">
            <text:p>97.99%</text:p>
          </table:table-cell>
          <table:table-cell office:value-type="percentage" office:value="0.846153846154" calcext:value-type="percentage">
            <text:p>84.62%</text:p>
          </table:table-cell>
          <table:table-cell office:value-type="percentage" office:value="0.943514644351" calcext:value-type="percentage">
            <text:p>94.35%</text:p>
          </table:table-cell>
        </table:table-row>
        <table:table-row table:style-name="ro1">
          <table:table-cell table:number-columns-repeated="5"/>
          <table:table-cell office:value-type="float" office:value="3" calcext:value-type="float">
            <text:p>3</text:p>
          </table:table-cell>
          <table:table-cell office:value-type="float" office:value="0.05" calcext:value-type="float">
            <text:p>0.05</text:p>
          </table:table-cell>
          <table:table-cell office:value-type="float" office:value="20" calcext:value-type="float">
            <text:p>20</text:p>
          </table:table-cell>
          <table:table-cell office:value-type="float" office:value="2" calcext:value-type="float">
            <text:p>2</text:p>
          </table:table-cell>
          <table:table-cell office:value-type="percentage" office:value="0.938110749186" calcext:value-type="percentage">
            <text:p>93.81%</text:p>
          </table:table-cell>
          <table:table-cell office:value-type="percentage" office:value="0.885906040268" calcext:value-type="percentage">
            <text:p>88.59%</text:p>
          </table:table-cell>
          <table:table-cell table:style-name="ce3" office:value-type="percentage" office:value="0.921052631579" calcext:value-type="percentage">
            <text:p>92.11%</text:p>
          </table:table-cell>
          <table:table-cell office:value-type="percentage" office:value="0.934853420195" calcext:value-type="percentage">
            <text:p>93.49%</text:p>
          </table:table-cell>
          <table:table-cell office:value-type="percentage" office:value="0.919463087248" calcext:value-type="percentage">
            <text:p>91.95%</text:p>
          </table:table-cell>
          <table:table-cell office:value-type="percentage" office:value="0.929824561404" calcext:value-type="percentage">
            <text:p>92.98%</text:p>
          </table:table-cell>
        </table:table-row>
        <table:table-row table:style-name="ro1">
          <table:table-cell table:number-columns-repeated="5"/>
          <table:table-cell office:value-type="float" office:value="3" calcext:value-type="float">
            <text:p>3</text:p>
          </table:table-cell>
          <table:table-cell office:value-type="float" office:value="0.05" calcext:value-type="float">
            <text:p>0.05</text:p>
          </table:table-cell>
          <table:table-cell office:value-type="float" office:value="20" calcext:value-type="float">
            <text:p>20</text:p>
          </table:table-cell>
          <table:table-cell office:value-type="float" office:value="3" calcext:value-type="float">
            <text:p>3</text:p>
          </table:table-cell>
          <table:table-cell office:value-type="percentage" office:value="0.875" calcext:value-type="percentage">
            <text:p>87.50%</text:p>
          </table:table-cell>
          <table:table-cell office:value-type="percentage" office:value="0.946291560102" calcext:value-type="percentage">
            <text:p>94.63%</text:p>
          </table:table-cell>
          <table:table-cell table:style-name="ce3" office:value-type="percentage" office:value="0.926335174954" calcext:value-type="percentage">
            <text:p>92.63%</text:p>
          </table:table-cell>
          <table:table-cell office:value-type="percentage" office:value="0.835526315789" calcext:value-type="percentage">
            <text:p>83.55%</text:p>
          </table:table-cell>
          <table:table-cell office:value-type="percentage" office:value="0.961636828645" calcext:value-type="percentage">
            <text:p>96.16%</text:p>
          </table:table-cell>
          <table:table-cell table:style-name="ce3" office:value-type="percentage" office:value="0.926335174954" calcext:value-type="percentage">
            <text:p>92.63%</text:p>
          </table:table-cell>
        </table:table-row>
        <table:table-row table:style-name="ro1">
          <table:table-cell table:number-columns-repeated="5"/>
          <table:table-cell office:value-type="float" office:value="4" calcext:value-type="float">
            <text:p>4</text:p>
          </table:table-cell>
          <table:table-cell office:value-type="float" office:value="0.05" calcext:value-type="float">
            <text:p>0.05</text:p>
          </table:table-cell>
          <table:table-cell office:value-type="float" office:value="30" calcext:value-type="float">
            <text:p>30</text:p>
          </table:table-cell>
          <table:table-cell office:value-type="float" office:value="1" calcext:value-type="float">
            <text:p>1</text:p>
          </table:table-cell>
          <table:table-cell office:value-type="percentage" office:value="0.954022988506" calcext:value-type="percentage">
            <text:p>95.40%</text:p>
          </table:table-cell>
          <table:table-cell office:value-type="percentage" office:value="0.884615384615" calcext:value-type="percentage">
            <text:p>88.46%</text:p>
          </table:table-cell>
          <table:table-cell office:value-type="percentage" office:value="0.935146443515" calcext:value-type="percentage">
            <text:p>93.51%</text:p>
          </table:table-cell>
          <table:table-cell office:value-type="percentage" office:value="0.979885057471" calcext:value-type="percentage">
            <text:p>97.99%</text:p>
          </table:table-cell>
          <table:table-cell office:value-type="percentage" office:value="0.846153846154" calcext:value-type="percentage">
            <text:p>84.62%</text:p>
          </table:table-cell>
          <table:table-cell office:value-type="percentage" office:value="0.943514644351" calcext:value-type="percentage">
            <text:p>94.35%</text:p>
          </table:table-cell>
        </table:table-row>
        <table:table-row table:style-name="ro1">
          <table:table-cell table:number-columns-repeated="5"/>
          <table:table-cell office:value-type="float" office:value="4" calcext:value-type="float">
            <text:p>4</text:p>
          </table:table-cell>
          <table:table-cell office:value-type="float" office:value="0.05" calcext:value-type="float">
            <text:p>0.05</text:p>
          </table:table-cell>
          <table:table-cell office:value-type="float" office:value="30" calcext:value-type="float">
            <text:p>30</text:p>
          </table:table-cell>
          <table:table-cell office:value-type="float" office:value="2" calcext:value-type="float">
            <text:p>2</text:p>
          </table:table-cell>
          <table:table-cell office:value-type="percentage" office:value="0.938110749186" calcext:value-type="percentage">
            <text:p>93.81%</text:p>
          </table:table-cell>
          <table:table-cell office:value-type="percentage" office:value="0.885906040268" calcext:value-type="percentage">
            <text:p>88.59%</text:p>
          </table:table-cell>
          <table:table-cell office:value-type="percentage" office:value="0.921052631579" calcext:value-type="percentage">
            <text:p>92.11%</text:p>
          </table:table-cell>
          <table:table-cell office:value-type="percentage" office:value="0.934853420195" calcext:value-type="percentage">
            <text:p>93.49%</text:p>
          </table:table-cell>
          <table:table-cell office:value-type="percentage" office:value="0.919463087248" calcext:value-type="percentage">
            <text:p>91.95%</text:p>
          </table:table-cell>
          <table:table-cell office:value-type="percentage" office:value="0.929824561404" calcext:value-type="percentage">
            <text:p>92.98%</text:p>
          </table:table-cell>
        </table:table-row>
        <table:table-row table:style-name="ro1">
          <table:table-cell table:number-columns-repeated="5"/>
          <table:table-cell office:value-type="float" office:value="4" calcext:value-type="float">
            <text:p>4</text:p>
          </table:table-cell>
          <table:table-cell office:value-type="float" office:value="0.05" calcext:value-type="float">
            <text:p>0.05</text:p>
          </table:table-cell>
          <table:table-cell office:value-type="float" office:value="30" calcext:value-type="float">
            <text:p>30</text:p>
          </table:table-cell>
          <table:table-cell office:value-type="float" office:value="3" calcext:value-type="float">
            <text:p>3</text:p>
          </table:table-cell>
          <table:table-cell office:value-type="percentage" office:value="0.875" calcext:value-type="percentage">
            <text:p>87.50%</text:p>
          </table:table-cell>
          <table:table-cell office:value-type="percentage" office:value="0.946291560102" calcext:value-type="percentage">
            <text:p>94.63%</text:p>
          </table:table-cell>
          <table:table-cell office:value-type="percentage" office:value="0.926335174954" calcext:value-type="percentage">
            <text:p>92.63%</text:p>
          </table:table-cell>
          <table:table-cell office:value-type="percentage" office:value="0.835526315789" calcext:value-type="percentage">
            <text:p>83.55%</text:p>
          </table:table-cell>
          <table:table-cell office:value-type="percentage" office:value="0.961636828645" calcext:value-type="percentage">
            <text:p>96.16%</text:p>
          </table:table-cell>
          <table:table-cell office:value-type="percentage" office:value="0.926335174954" calcext:value-type="percentage">
            <text:p>92.63%</text:p>
          </table:table-cell>
        </table:table-row>
        <table:table-row table:style-name="ro1">
          <table:table-cell table:number-columns-repeated="5"/>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cell office:value-type="float" office:value="1" calcext:value-type="float">
            <text:p>1</text:p>
          </table:table-cell>
          <table:table-cell office:value-type="percentage" office:value="0.577586206897" calcext:value-type="percentage">
            <text:p>57.76%</text:p>
          </table:table-cell>
          <table:table-cell office:value-type="percentage" office:value="0.969230769231" calcext:value-type="percentage">
            <text:p>96.92%</text:p>
          </table:table-cell>
          <table:table-cell office:value-type="percentage" office:value="0.68410041841" calcext:value-type="percentage">
            <text:p>68.41%</text:p>
          </table:table-cell>
          <table:table-cell office:value-type="percentage" office:value="0.764367816092" calcext:value-type="percentage">
            <text:p>76.44%</text:p>
          </table:table-cell>
          <table:table-cell office:value-type="percentage" office:value="0.984615384615" calcext:value-type="percentage">
            <text:p>98.46%</text:p>
          </table:table-cell>
          <table:table-cell office:value-type="percentage" office:value="0.824267782427" calcext:value-type="percentage">
            <text:p>82.43%</text:p>
          </table:table-cell>
        </table:table-row>
        <table:table-row table:style-name="ro1">
          <table:table-cell table:number-columns-repeated="5"/>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cell office:value-type="float" office:value="2" calcext:value-type="float">
            <text:p>2</text:p>
          </table:table-cell>
          <table:table-cell office:value-type="percentage" office:value="0.693811074919" calcext:value-type="percentage">
            <text:p>69.38%</text:p>
          </table:table-cell>
          <table:table-cell office:value-type="percentage" office:value="0.993288590604" calcext:value-type="percentage">
            <text:p>99.33%</text:p>
          </table:table-cell>
          <table:table-cell office:value-type="percentage" office:value="0.791666666667" calcext:value-type="percentage">
            <text:p>79.17%</text:p>
          </table:table-cell>
          <table:table-cell office:value-type="percentage" office:value="0.902280130293" calcext:value-type="percentage">
            <text:p>90.23%</text:p>
          </table:table-cell>
          <table:table-cell office:value-type="percentage" office:value="0.959731543624" calcext:value-type="percentage">
            <text:p>95.97%</text:p>
          </table:table-cell>
          <table:table-cell office:value-type="percentage" office:value="0.921052631579" calcext:value-type="percentage">
            <text:p>92.11%</text:p>
          </table:table-cell>
        </table:table-row>
        <table:table-row table:style-name="ro1">
          <table:table-cell table:number-columns-repeated="5"/>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cell office:value-type="float" office:value="3" calcext:value-type="float">
            <text:p>3</text:p>
          </table:table-cell>
          <table:table-cell office:value-type="percentage" office:value="0" calcext:value-type="percentage">
            <text:p>0.00%</text:p>
          </table:table-cell>
          <table:table-cell office:value-type="percentage" office:value="1" calcext:value-type="percentage">
            <text:p>100.00%</text:p>
          </table:table-cell>
          <table:table-cell office:value-type="percentage" office:value="0.720073664825" calcext:value-type="percentage">
            <text:p>72.01%</text:p>
          </table:table-cell>
          <table:table-cell office:value-type="percentage" office:value="0.684210526316" calcext:value-type="percentage">
            <text:p>68.42%</text:p>
          </table:table-cell>
          <table:table-cell office:value-type="percentage" office:value="0.976982097187" calcext:value-type="percentage">
            <text:p>97.70%</text:p>
          </table:table-cell>
          <table:table-cell office:value-type="percentage" office:value="0.895027624309" calcext:value-type="percentage">
            <text:p>89.50%</text:p>
          </table:table-cell>
        </table:table-row>
        <table:table-row table:style-name="ro1">
          <table:table-cell table:number-columns-repeated="5"/>
          <table:table-cell office:value-type="float" office:value="6" calcext:value-type="float">
            <text:p>6</text:p>
          </table:table-cell>
          <table:table-cell office:value-type="float" office:value="0.01" calcext:value-type="float">
            <text:p>0.01</text:p>
          </table:table-cell>
          <table:table-cell office:value-type="float" office:value="10" calcext:value-type="float">
            <text:p>10</text:p>
          </table:table-cell>
          <table:table-cell office:value-type="float" office:value="1" calcext:value-type="float">
            <text:p>1</text:p>
          </table:table-cell>
          <table:table-cell office:value-type="percentage" office:value="0.724137931034" calcext:value-type="percentage">
            <text:p>72.41%</text:p>
          </table:table-cell>
          <table:table-cell office:value-type="percentage" office:value="0.976923076923" calcext:value-type="percentage">
            <text:p>97.69%</text:p>
          </table:table-cell>
          <table:table-cell office:value-type="percentage" office:value="0.792887029289" calcext:value-type="percentage">
            <text:p>79.29%</text:p>
          </table:table-cell>
          <table:table-cell office:value-type="percentage" office:value="0.979885057471" calcext:value-type="percentage">
            <text:p>97.99%</text:p>
          </table:table-cell>
          <table:table-cell office:value-type="percentage" office:value="0.830769230769" calcext:value-type="percentage">
            <text:p>83.08%</text:p>
          </table:table-cell>
          <table:table-cell table:style-name="ce3" office:value-type="percentage" office:value="0.939330543933" calcext:value-type="percentage">
            <text:p>93.93%</text:p>
          </table:table-cell>
        </table:table-row>
        <table:table-row table:style-name="ro1">
          <table:table-cell table:number-columns-repeated="5"/>
          <table:table-cell office:value-type="float" office:value="6" calcext:value-type="float">
            <text:p>6</text:p>
          </table:table-cell>
          <table:table-cell office:value-type="float" office:value="0.01" calcext:value-type="float">
            <text:p>0.01</text:p>
          </table:table-cell>
          <table:table-cell office:value-type="float" office:value="10" calcext:value-type="float">
            <text:p>10</text:p>
          </table:table-cell>
          <table:table-cell office:value-type="float" office:value="2" calcext:value-type="float">
            <text:p>2</text:p>
          </table:table-cell>
          <table:table-cell office:value-type="percentage" office:value="0.837133550489" calcext:value-type="percentage">
            <text:p>83.71%</text:p>
          </table:table-cell>
          <table:table-cell office:value-type="percentage" office:value="0.959731543624" calcext:value-type="percentage">
            <text:p>95.97%</text:p>
          </table:table-cell>
          <table:table-cell office:value-type="percentage" office:value="0.877192982456" calcext:value-type="percentage">
            <text:p>87.72%</text:p>
          </table:table-cell>
          <table:table-cell office:value-type="percentage" office:value="0.944625407166" calcext:value-type="percentage">
            <text:p>94.46%</text:p>
          </table:table-cell>
          <table:table-cell office:value-type="percentage" office:value="0.879194630872" calcext:value-type="percentage">
            <text:p>87.92%</text:p>
          </table:table-cell>
          <table:table-cell table:style-name="ce3" office:value-type="percentage" office:value="0.923245614035" calcext:value-type="percentage">
            <text:p>92.32%</text:p>
          </table:table-cell>
        </table:table-row>
        <table:table-row table:style-name="ro1">
          <table:table-cell table:number-columns-repeated="5"/>
          <table:table-cell office:value-type="float" office:value="6" calcext:value-type="float">
            <text:p>6</text:p>
          </table:table-cell>
          <table:table-cell office:value-type="float" office:value="0.01" calcext:value-type="float">
            <text:p>0.01</text:p>
          </table:table-cell>
          <table:table-cell office:value-type="float" office:value="10" calcext:value-type="float">
            <text:p>10</text:p>
          </table:table-cell>
          <table:table-cell office:value-type="float" office:value="3" calcext:value-type="float">
            <text:p>3</text:p>
          </table:table-cell>
          <table:table-cell office:value-type="percentage" office:value="0.730263157895" calcext:value-type="percentage">
            <text:p>73.03%</text:p>
          </table:table-cell>
          <table:table-cell office:value-type="percentage" office:value="0.961636828645" calcext:value-type="percentage">
            <text:p>96.16%</text:p>
          </table:table-cell>
          <table:table-cell office:value-type="percentage" office:value="0.896869244936" calcext:value-type="percentage">
            <text:p>89.69%</text:p>
          </table:table-cell>
          <table:table-cell office:value-type="percentage" office:value="0.842105263158" calcext:value-type="percentage">
            <text:p>84.21%</text:p>
          </table:table-cell>
          <table:table-cell office:value-type="percentage" office:value="0.953964194373" calcext:value-type="percentage">
            <text:p>95.40%</text:p>
          </table:table-cell>
          <table:table-cell office:value-type="percentage" office:value="0.922651933702" calcext:value-type="percentage">
            <text:p>92.27%</text:p>
          </table:table-cell>
        </table:table-row>
        <table:table-row table:style-name="ro1">
          <table:table-cell table:number-columns-repeated="5"/>
          <table:table-cell office:value-type="float" office:value="7" calcext:value-type="float">
            <text:p>7</text:p>
          </table:table-cell>
          <table:table-cell office:value-type="float" office:value="0.01" calcext:value-type="float">
            <text:p>0.01</text:p>
          </table:table-cell>
          <table:table-cell office:value-type="float" office:value="20" calcext:value-type="float">
            <text:p>20</text:p>
          </table:table-cell>
          <table:table-cell office:value-type="float" office:value="1" calcext:value-type="float">
            <text:p>1</text:p>
          </table:table-cell>
          <table:table-cell office:value-type="percentage" office:value="0.939655172414" calcext:value-type="percentage">
            <text:p>93.97%</text:p>
          </table:table-cell>
          <table:table-cell office:value-type="percentage" office:value="0.930769230769" calcext:value-type="percentage">
            <text:p>93.08%</text:p>
          </table:table-cell>
          <table:table-cell table:style-name="ce3" office:value-type="percentage" office:value="0.937238493724" calcext:value-type="percentage">
            <text:p>93.72%</text:p>
          </table:table-cell>
          <table:table-cell office:value-type="percentage" office:value="0.979885057471" calcext:value-type="percentage">
            <text:p>97.99%</text:p>
          </table:table-cell>
          <table:table-cell office:value-type="percentage" office:value="0.830769230769" calcext:value-type="percentage">
            <text:p>83.08%</text:p>
          </table:table-cell>
          <table:table-cell office:value-type="percentage" office:value="0.939330543933" calcext:value-type="percentage">
            <text:p>93.93%</text:p>
          </table:table-cell>
        </table:table-row>
        <table:table-row table:style-name="ro1">
          <table:table-cell table:number-columns-repeated="5"/>
          <table:table-cell office:value-type="float" office:value="7" calcext:value-type="float">
            <text:p>7</text:p>
          </table:table-cell>
          <table:table-cell office:value-type="float" office:value="0.01" calcext:value-type="float">
            <text:p>0.01</text:p>
          </table:table-cell>
          <table:table-cell office:value-type="float" office:value="20" calcext:value-type="float">
            <text:p>20</text:p>
          </table:table-cell>
          <table:table-cell office:value-type="float" office:value="2" calcext:value-type="float">
            <text:p>2</text:p>
          </table:table-cell>
          <table:table-cell office:value-type="percentage" office:value="0.934853420195" calcext:value-type="percentage">
            <text:p>93.49%</text:p>
          </table:table-cell>
          <table:table-cell office:value-type="percentage" office:value="0.912751677852" calcext:value-type="percentage">
            <text:p>91.28%</text:p>
          </table:table-cell>
          <table:table-cell table:style-name="ce3" office:value-type="percentage" office:value="0.927631578947" calcext:value-type="percentage">
            <text:p>92.76%</text:p>
          </table:table-cell>
          <table:table-cell office:value-type="percentage" office:value="0.944625407166" calcext:value-type="percentage">
            <text:p>94.46%</text:p>
          </table:table-cell>
          <table:table-cell office:value-type="percentage" office:value="0.879194630872" calcext:value-type="percentage">
            <text:p>87.92%</text:p>
          </table:table-cell>
          <table:table-cell office:value-type="percentage" office:value="0.923245614035" calcext:value-type="percentage">
            <text:p>92.32%</text:p>
          </table:table-cell>
        </table:table-row>
        <table:table-row table:style-name="ro1">
          <table:table-cell table:number-columns-repeated="5"/>
          <table:table-cell office:value-type="float" office:value="7" calcext:value-type="float">
            <text:p>7</text:p>
          </table:table-cell>
          <table:table-cell office:value-type="float" office:value="0.01" calcext:value-type="float">
            <text:p>0.01</text:p>
          </table:table-cell>
          <table:table-cell office:value-type="float" office:value="20" calcext:value-type="float">
            <text:p>20</text:p>
          </table:table-cell>
          <table:table-cell office:value-type="float" office:value="3" calcext:value-type="float">
            <text:p>3</text:p>
          </table:table-cell>
          <table:table-cell office:value-type="percentage" office:value="0.875" calcext:value-type="percentage">
            <text:p>87.50%</text:p>
          </table:table-cell>
          <table:table-cell office:value-type="percentage" office:value="0.951406649616" calcext:value-type="percentage">
            <text:p>95.14%</text:p>
          </table:table-cell>
          <table:table-cell table:style-name="ce3" office:value-type="percentage" office:value="0.930018416206" calcext:value-type="percentage">
            <text:p>93.00%</text:p>
          </table:table-cell>
          <table:table-cell office:value-type="percentage" office:value="0.842105263158" calcext:value-type="percentage">
            <text:p>84.21%</text:p>
          </table:table-cell>
          <table:table-cell office:value-type="percentage" office:value="0.95652173913" calcext:value-type="percentage">
            <text:p>95.65%</text:p>
          </table:table-cell>
          <table:table-cell table:style-name="ce3" office:value-type="percentage" office:value="0.924493554328" calcext:value-type="percentage">
            <text:p>92.45%</text:p>
          </table:table-cell>
        </table:table-row>
        <table:table-row table:style-name="ro1">
          <table:table-cell table:number-columns-repeated="5"/>
          <table:table-cell office:value-type="float" office:value="8" calcext:value-type="float">
            <text:p>8</text:p>
          </table:table-cell>
          <table:table-cell office:value-type="float" office:value="0.01" calcext:value-type="float">
            <text:p>0.01</text:p>
          </table:table-cell>
          <table:table-cell office:value-type="float" office:value="30" calcext:value-type="float">
            <text:p>30</text:p>
          </table:table-cell>
          <table:table-cell office:value-type="float" office:value="1" calcext:value-type="float">
            <text:p>1</text:p>
          </table:table-cell>
          <table:table-cell office:value-type="percentage" office:value="0.939655172414" calcext:value-type="percentage">
            <text:p>93.97%</text:p>
          </table:table-cell>
          <table:table-cell office:value-type="percentage" office:value="0.930769230769" calcext:value-type="percentage">
            <text:p>93.08%</text:p>
          </table:table-cell>
          <table:table-cell office:value-type="percentage" office:value="0.937238493724" calcext:value-type="percentage">
            <text:p>93.72%</text:p>
          </table:table-cell>
          <table:table-cell office:value-type="percentage" office:value="0.979885057471" calcext:value-type="percentage">
            <text:p>97.99%</text:p>
          </table:table-cell>
          <table:table-cell office:value-type="percentage" office:value="0.830769230769" calcext:value-type="percentage">
            <text:p>83.08%</text:p>
          </table:table-cell>
          <table:table-cell office:value-type="percentage" office:value="0.939330543933" calcext:value-type="percentage">
            <text:p>93.93%</text:p>
          </table:table-cell>
        </table:table-row>
        <table:table-row table:style-name="ro1">
          <table:table-cell table:number-columns-repeated="5"/>
          <table:table-cell office:value-type="float" office:value="8" calcext:value-type="float">
            <text:p>8</text:p>
          </table:table-cell>
          <table:table-cell office:value-type="float" office:value="0.01" calcext:value-type="float">
            <text:p>0.01</text:p>
          </table:table-cell>
          <table:table-cell office:value-type="float" office:value="30" calcext:value-type="float">
            <text:p>30</text:p>
          </table:table-cell>
          <table:table-cell office:value-type="float" office:value="2" calcext:value-type="float">
            <text:p>2</text:p>
          </table:table-cell>
          <table:table-cell office:value-type="percentage" office:value="0.934853420195" calcext:value-type="percentage">
            <text:p>93.49%</text:p>
          </table:table-cell>
          <table:table-cell office:value-type="percentage" office:value="0.912751677852" calcext:value-type="percentage">
            <text:p>91.28%</text:p>
          </table:table-cell>
          <table:table-cell office:value-type="percentage" office:value="0.927631578947" calcext:value-type="percentage">
            <text:p>92.76%</text:p>
          </table:table-cell>
          <table:table-cell office:value-type="percentage" office:value="0.944625407166" calcext:value-type="percentage">
            <text:p>94.46%</text:p>
          </table:table-cell>
          <table:table-cell office:value-type="percentage" office:value="0.879194630872" calcext:value-type="percentage">
            <text:p>87.92%</text:p>
          </table:table-cell>
          <table:table-cell office:value-type="percentage" office:value="0.923245614035" calcext:value-type="percentage">
            <text:p>92.32%</text:p>
          </table:table-cell>
        </table:table-row>
        <table:table-row table:style-name="ro1">
          <table:table-cell table:number-columns-repeated="5"/>
          <table:table-cell office:value-type="float" office:value="8" calcext:value-type="float">
            <text:p>8</text:p>
          </table:table-cell>
          <table:table-cell office:value-type="float" office:value="0.01" calcext:value-type="float">
            <text:p>0.01</text:p>
          </table:table-cell>
          <table:table-cell office:value-type="float" office:value="30" calcext:value-type="float">
            <text:p>30</text:p>
          </table:table-cell>
          <table:table-cell office:value-type="float" office:value="3" calcext:value-type="float">
            <text:p>3</text:p>
          </table:table-cell>
          <table:table-cell office:value-type="percentage" office:value="0.875" calcext:value-type="percentage">
            <text:p>87.50%</text:p>
          </table:table-cell>
          <table:table-cell office:value-type="percentage" office:value="0.951406649616" calcext:value-type="percentage">
            <text:p>95.14%</text:p>
          </table:table-cell>
          <table:table-cell office:value-type="percentage" office:value="0.930018416206" calcext:value-type="percentage">
            <text:p>93.00%</text:p>
          </table:table-cell>
          <table:table-cell office:value-type="percentage" office:value="0.842105263158" calcext:value-type="percentage">
            <text:p>84.21%</text:p>
          </table:table-cell>
          <table:table-cell office:value-type="percentage" office:value="0.95652173913" calcext:value-type="percentage">
            <text:p>95.65%</text:p>
          </table:table-cell>
          <table:table-cell office:value-type="percentage" office:value="0.924493554328" calcext:value-type="percentage">
            <text:p>92.45%</text:p>
          </table:table-cell>
        </table:table-row>
        <table:table-row table:style-name="ro1">
          <table:table-cell table:number-columns-repeated="5"/>
          <table:table-cell office:value-type="float" office:value="9" calcext:value-type="float">
            <text:p>9</text:p>
          </table:table-cell>
          <table:table-cell office:value-type="float" office:value="0.001" calcext:value-type="float">
            <text:p>0.001</text:p>
          </table:table-cell>
          <table:table-cell office:value-type="float" office:value="10" calcext:value-type="float">
            <text:p>10</text:p>
          </table:table-cell>
          <table:table-cell office:value-type="float" office:value="1" calcext:value-type="float">
            <text:p>1</text:p>
          </table:table-cell>
          <table:table-cell office:value-type="percentage" office:value="0.847701149425" calcext:value-type="percentage">
            <text:p>84.77%</text:p>
          </table:table-cell>
          <table:table-cell office:value-type="percentage" office:value="0.984615384615" calcext:value-type="percentage">
            <text:p>98.46%</text:p>
          </table:table-cell>
          <table:table-cell office:value-type="percentage" office:value="0.884937238494" calcext:value-type="percentage">
            <text:p>88.49%</text:p>
          </table:table-cell>
          <table:table-cell office:value-type="percentage" office:value="0.977011494253" calcext:value-type="percentage">
            <text:p>97.70%</text:p>
          </table:table-cell>
          <table:table-cell office:value-type="percentage" office:value="0.846153846154" calcext:value-type="percentage">
            <text:p>84.62%</text:p>
          </table:table-cell>
          <table:table-cell table:style-name="ce3" office:value-type="percentage" office:value="0.941422594142" calcext:value-type="percentage">
            <text:p>94.14%</text:p>
          </table:table-cell>
        </table:table-row>
        <table:table-row table:style-name="ro1">
          <table:table-cell table:number-columns-repeated="5"/>
          <table:table-cell office:value-type="float" office:value="9" calcext:value-type="float">
            <text:p>9</text:p>
          </table:table-cell>
          <table:table-cell office:value-type="float" office:value="0.001" calcext:value-type="float">
            <text:p>0.001</text:p>
          </table:table-cell>
          <table:table-cell office:value-type="float" office:value="10" calcext:value-type="float">
            <text:p>10</text:p>
          </table:table-cell>
          <table:table-cell office:value-type="float" office:value="2" calcext:value-type="float">
            <text:p>2</text:p>
          </table:table-cell>
          <table:table-cell office:value-type="percentage" office:value="0.85342019544" calcext:value-type="percentage">
            <text:p>85.34%</text:p>
          </table:table-cell>
          <table:table-cell office:value-type="percentage" office:value="0.986577181208" calcext:value-type="percentage">
            <text:p>98.66%</text:p>
          </table:table-cell>
          <table:table-cell office:value-type="percentage" office:value="0.896929824561" calcext:value-type="percentage">
            <text:p>89.69%</text:p>
          </table:table-cell>
          <table:table-cell office:value-type="percentage" office:value="0.951140065147" calcext:value-type="percentage">
            <text:p>95.11%</text:p>
          </table:table-cell>
          <table:table-cell office:value-type="percentage" office:value="0.906040268456" calcext:value-type="percentage">
            <text:p>90.60%</text:p>
          </table:table-cell>
          <table:table-cell table:style-name="ce3" office:value-type="percentage" office:value="0.936403508772" calcext:value-type="percentage">
            <text:p>93.64%</text:p>
          </table:table-cell>
        </table:table-row>
        <table:table-row table:style-name="ro1">
          <table:table-cell table:number-columns-repeated="5"/>
          <table:table-cell office:value-type="float" office:value="9" calcext:value-type="float">
            <text:p>9</text:p>
          </table:table-cell>
          <table:table-cell office:value-type="float" office:value="0.001" calcext:value-type="float">
            <text:p>0.001</text:p>
          </table:table-cell>
          <table:table-cell office:value-type="float" office:value="10" calcext:value-type="float">
            <text:p>10</text:p>
          </table:table-cell>
          <table:table-cell office:value-type="float" office:value="3" calcext:value-type="float">
            <text:p>3</text:p>
          </table:table-cell>
          <table:table-cell office:value-type="percentage" office:value="0.703947368421" calcext:value-type="percentage">
            <text:p>70.39%</text:p>
          </table:table-cell>
          <table:table-cell office:value-type="percentage" office:value="0.966751918159" calcext:value-type="percentage">
            <text:p>96.68%</text:p>
          </table:table-cell>
          <table:table-cell office:value-type="percentage" office:value="0.893186003683" calcext:value-type="percentage">
            <text:p>89.32%</text:p>
          </table:table-cell>
          <table:table-cell office:value-type="percentage" office:value="0.842105263158" calcext:value-type="percentage">
            <text:p>84.21%</text:p>
          </table:table-cell>
          <table:table-cell office:value-type="percentage" office:value="0.953964194373" calcext:value-type="percentage">
            <text:p>95.40%</text:p>
          </table:table-cell>
          <table:table-cell table:style-name="ce3" office:value-type="percentage" office:value="0.922651933702" calcext:value-type="percentage">
            <text:p>92.27%</text:p>
          </table:table-cell>
        </table:table-row>
        <table:table-row table:style-name="ro1">
          <table:table-cell table:number-columns-repeated="5"/>
          <table:table-cell office:value-type="float" office:value="10" calcext:value-type="float">
            <text:p>10</text:p>
          </table:table-cell>
          <table:table-cell office:value-type="float" office:value="0.001" calcext:value-type="float">
            <text:p>0.001</text:p>
          </table:table-cell>
          <table:table-cell office:value-type="float" office:value="20" calcext:value-type="float">
            <text:p>20</text:p>
          </table:table-cell>
          <table:table-cell office:value-type="float" office:value="1" calcext:value-type="float">
            <text:p>1</text:p>
          </table:table-cell>
          <table:table-cell office:value-type="percentage" office:value="0.942528735632" calcext:value-type="percentage">
            <text:p>94.25%</text:p>
          </table:table-cell>
          <table:table-cell office:value-type="percentage" office:value="0.915384615385" calcext:value-type="percentage">
            <text:p>91.54%</text:p>
          </table:table-cell>
          <table:table-cell table:style-name="ce3" office:value-type="percentage" office:value="0.935146443515" calcext:value-type="percentage">
            <text:p>93.51%</text:p>
          </table:table-cell>
          <table:table-cell office:value-type="percentage" office:value="0.977011494253" calcext:value-type="percentage">
            <text:p>97.70%</text:p>
          </table:table-cell>
          <table:table-cell office:value-type="percentage" office:value="0.846153846154" calcext:value-type="percentage">
            <text:p>84.62%</text:p>
          </table:table-cell>
          <table:table-cell office:value-type="percentage" office:value="0.941422594142" calcext:value-type="percentage">
            <text:p>94.14%</text:p>
          </table:table-cell>
        </table:table-row>
        <table:table-row table:style-name="ro1">
          <table:table-cell table:number-columns-repeated="5"/>
          <table:table-cell office:value-type="float" office:value="10" calcext:value-type="float">
            <text:p>10</text:p>
          </table:table-cell>
          <table:table-cell office:value-type="float" office:value="0.001" calcext:value-type="float">
            <text:p>0.001</text:p>
          </table:table-cell>
          <table:table-cell office:value-type="float" office:value="20" calcext:value-type="float">
            <text:p>20</text:p>
          </table:table-cell>
          <table:table-cell office:value-type="float" office:value="2" calcext:value-type="float">
            <text:p>2</text:p>
          </table:table-cell>
          <table:table-cell office:value-type="percentage" office:value="0.325732899023" calcext:value-type="percentage">
            <text:p>32.57%</text:p>
          </table:table-cell>
          <table:table-cell office:value-type="percentage" office:value="0.993288590604" calcext:value-type="percentage">
            <text:p>99.33%</text:p>
          </table:table-cell>
          <table:table-cell office:value-type="percentage" office:value="0.543859649123" calcext:value-type="percentage">
            <text:p>54.39%</text:p>
          </table:table-cell>
          <table:table-cell office:value-type="percentage" office:value="0.951140065147" calcext:value-type="percentage">
            <text:p>95.11%</text:p>
          </table:table-cell>
          <table:table-cell office:value-type="percentage" office:value="0.906040268456" calcext:value-type="percentage">
            <text:p>90.60%</text:p>
          </table:table-cell>
          <table:table-cell office:value-type="percentage" office:value="0.936403508772" calcext:value-type="percentage">
            <text:p>93.64%</text:p>
          </table:table-cell>
        </table:table-row>
        <table:table-row table:style-name="ro1">
          <table:table-cell table:number-columns-repeated="5"/>
          <table:table-cell office:value-type="float" office:value="10" calcext:value-type="float">
            <text:p>10</text:p>
          </table:table-cell>
          <table:table-cell office:value-type="float" office:value="0.001" calcext:value-type="float">
            <text:p>0.001</text:p>
          </table:table-cell>
          <table:table-cell office:value-type="float" office:value="20" calcext:value-type="float">
            <text:p>20</text:p>
          </table:table-cell>
          <table:table-cell office:value-type="float" office:value="3" calcext:value-type="float">
            <text:p>3</text:p>
          </table:table-cell>
          <table:table-cell office:value-type="percentage" office:value="0.842105263158" calcext:value-type="percentage">
            <text:p>84.21%</text:p>
          </table:table-cell>
          <table:table-cell office:value-type="percentage" office:value="0.95652173913" calcext:value-type="percentage">
            <text:p>95.65%</text:p>
          </table:table-cell>
          <table:table-cell table:style-name="ce3" office:value-type="percentage" office:value="0.924493554328" calcext:value-type="percentage">
            <text:p>92.45%</text:p>
          </table:table-cell>
          <table:table-cell office:value-type="percentage" office:value="0.842105263158" calcext:value-type="percentage">
            <text:p>84.21%</text:p>
          </table:table-cell>
          <table:table-cell office:value-type="percentage" office:value="0.953964194373" calcext:value-type="percentage">
            <text:p>95.40%</text:p>
          </table:table-cell>
          <table:table-cell office:value-type="percentage" office:value="0.922651933702" calcext:value-type="percentage">
            <text:p>92.27%</text:p>
          </table:table-cell>
        </table:table-row>
        <table:table-row table:style-name="ro1">
          <table:table-cell table:number-columns-repeated="5"/>
          <table:table-cell office:value-type="float" office:value="11" calcext:value-type="float">
            <text:p>11</text:p>
          </table:table-cell>
          <table:table-cell office:value-type="float" office:value="0.001" calcext:value-type="float">
            <text:p>0.001</text:p>
          </table:table-cell>
          <table:table-cell office:value-type="float" office:value="30" calcext:value-type="float">
            <text:p>30</text:p>
          </table:table-cell>
          <table:table-cell office:value-type="float" office:value="1" calcext:value-type="float">
            <text:p>1</text:p>
          </table:table-cell>
          <table:table-cell office:value-type="percentage" office:value="0.942528735632" calcext:value-type="percentage">
            <text:p>94.25%</text:p>
          </table:table-cell>
          <table:table-cell office:value-type="percentage" office:value="0.915384615385" calcext:value-type="percentage">
            <text:p>91.54%</text:p>
          </table:table-cell>
          <table:table-cell office:value-type="percentage" office:value="0.935146443515" calcext:value-type="percentage">
            <text:p>93.51%</text:p>
          </table:table-cell>
          <table:table-cell office:value-type="percentage" office:value="0.977011494253" calcext:value-type="percentage">
            <text:p>97.70%</text:p>
          </table:table-cell>
          <table:table-cell office:value-type="percentage" office:value="0.846153846154" calcext:value-type="percentage">
            <text:p>84.62%</text:p>
          </table:table-cell>
          <table:table-cell office:value-type="percentage" office:value="0.941422594142" calcext:value-type="percentage">
            <text:p>94.14%</text:p>
          </table:table-cell>
        </table:table-row>
        <table:table-row table:style-name="ro1">
          <table:table-cell table:number-columns-repeated="5"/>
          <table:table-cell office:value-type="float" office:value="11" calcext:value-type="float">
            <text:p>11</text:p>
          </table:table-cell>
          <table:table-cell office:value-type="float" office:value="0.001" calcext:value-type="float">
            <text:p>0.001</text:p>
          </table:table-cell>
          <table:table-cell office:value-type="float" office:value="30" calcext:value-type="float">
            <text:p>30</text:p>
          </table:table-cell>
          <table:table-cell office:value-type="float" office:value="2" calcext:value-type="float">
            <text:p>2</text:p>
          </table:table-cell>
          <table:table-cell office:value-type="percentage" office:value="0.902280130293" calcext:value-type="percentage">
            <text:p>90.23%</text:p>
          </table:table-cell>
          <table:table-cell office:value-type="percentage" office:value="0.93288590604" calcext:value-type="percentage">
            <text:p>93.29%</text:p>
          </table:table-cell>
          <table:table-cell table:style-name="ce3" office:value-type="percentage" office:value="0.912280701754" calcext:value-type="percentage">
            <text:p>91.23%</text:p>
          </table:table-cell>
          <table:table-cell office:value-type="percentage" office:value="0.951140065147" calcext:value-type="percentage">
            <text:p>95.11%</text:p>
          </table:table-cell>
          <table:table-cell office:value-type="percentage" office:value="0.906040268456" calcext:value-type="percentage">
            <text:p>90.60%</text:p>
          </table:table-cell>
          <table:table-cell office:value-type="percentage" office:value="0.936403508772" calcext:value-type="percentage">
            <text:p>93.64%</text:p>
          </table:table-cell>
        </table:table-row>
        <table:table-row table:style-name="ro1">
          <table:table-cell table:number-columns-repeated="5"/>
          <table:table-cell office:value-type="float" office:value="11" calcext:value-type="float">
            <text:p>11</text:p>
          </table:table-cell>
          <table:table-cell office:value-type="float" office:value="0.001" calcext:value-type="float">
            <text:p>0.001</text:p>
          </table:table-cell>
          <table:table-cell office:value-type="float" office:value="30" calcext:value-type="float">
            <text:p>30</text:p>
          </table:table-cell>
          <table:table-cell office:value-type="float" office:value="3" calcext:value-type="float">
            <text:p>3</text:p>
          </table:table-cell>
          <table:table-cell office:value-type="percentage" office:value="0.842105263158" calcext:value-type="percentage">
            <text:p>84.21%</text:p>
          </table:table-cell>
          <table:table-cell office:value-type="percentage" office:value="0.95652173913" calcext:value-type="percentage">
            <text:p>95.65%</text:p>
          </table:table-cell>
          <table:table-cell office:value-type="percentage" office:value="0.924493554328" calcext:value-type="percentage">
            <text:p>92.45%</text:p>
          </table:table-cell>
          <table:table-cell office:value-type="percentage" office:value="0.842105263158" calcext:value-type="percentage">
            <text:p>84.21%</text:p>
          </table:table-cell>
          <table:table-cell office:value-type="percentage" office:value="0.953964194373" calcext:value-type="percentage">
            <text:p>95.40%</text:p>
          </table:table-cell>
          <table:table-cell office:value-type="percentage" office:value="0.922651933702" calcext:value-type="percentage">
            <text:p>92.27%</text:p>
          </table:table-cell>
        </table:table-row>
        <table:table-row table:style-name="ro1">
          <table:table-cell table:number-columns-repeated="5"/>
          <table:table-cell office:value-type="float" office:value="12" calcext:value-type="float">
            <text:p>12</text:p>
          </table:table-cell>
          <table:table-cell office:value-type="float" office:value="0.001" calcext:value-type="float">
            <text:p>0.001</text:p>
          </table:table-cell>
          <table:table-cell office:value-type="float" office:value="5" calcext:value-type="float">
            <text:p>5</text:p>
          </table:table-cell>
          <table:table-cell office:value-type="float" office:value="1" calcext:value-type="float">
            <text:p>1</text:p>
          </table:table-cell>
          <table:table-cell office:value-type="percentage" office:value="0.522988505747" calcext:value-type="percentage">
            <text:p>52.30%</text:p>
          </table:table-cell>
          <table:table-cell office:value-type="percentage" office:value="0.992307692308" calcext:value-type="percentage">
            <text:p>99.23%</text:p>
          </table:table-cell>
          <table:table-cell office:value-type="percentage" office:value="0.650627615063" calcext:value-type="percentage">
            <text:p>65.06%</text:p>
          </table:table-cell>
          <table:table-cell office:value-type="percentage" office:value="0.770114942529" calcext:value-type="percentage">
            <text:p>77.01%</text:p>
          </table:table-cell>
          <table:table-cell office:value-type="percentage" office:value="0.984615384615" calcext:value-type="percentage">
            <text:p>98.46%</text:p>
          </table:table-cell>
          <table:table-cell office:value-type="percentage" office:value="0.828451882845" calcext:value-type="percentage">
            <text:p>82.85%</text:p>
          </table:table-cell>
        </table:table-row>
        <table:table-row table:style-name="ro1">
          <table:table-cell table:number-columns-repeated="5"/>
          <table:table-cell office:value-type="float" office:value="12" calcext:value-type="float">
            <text:p>12</text:p>
          </table:table-cell>
          <table:table-cell office:value-type="float" office:value="0.001" calcext:value-type="float">
            <text:p>0.001</text:p>
          </table:table-cell>
          <table:table-cell office:value-type="float" office:value="5" calcext:value-type="float">
            <text:p>5</text:p>
          </table:table-cell>
          <table:table-cell office:value-type="float" office:value="2" calcext:value-type="float">
            <text:p>2</text:p>
          </table:table-cell>
          <table:table-cell office:value-type="percentage" office:value="0.547231270358" calcext:value-type="percentage">
            <text:p>54.72%</text:p>
          </table:table-cell>
          <table:table-cell office:value-type="percentage" office:value="0.973154362416" calcext:value-type="percentage">
            <text:p>97.32%</text:p>
          </table:table-cell>
          <table:table-cell office:value-type="percentage" office:value="0.686403508772" calcext:value-type="percentage">
            <text:p>68.64%</text:p>
          </table:table-cell>
          <table:table-cell office:value-type="percentage" office:value="0.752442996743" calcext:value-type="percentage">
            <text:p>75.24%</text:p>
          </table:table-cell>
          <table:table-cell office:value-type="percentage" office:value="1" calcext:value-type="percentage">
            <text:p>100.00%</text:p>
          </table:table-cell>
          <table:table-cell office:value-type="percentage" office:value="0.833333333333" calcext:value-type="percentage">
            <text:p>83.33%</text:p>
          </table:table-cell>
        </table:table-row>
        <table:table-row table:style-name="ro1">
          <table:table-cell table:number-columns-repeated="5"/>
          <table:table-cell office:value-type="float" office:value="12" calcext:value-type="float">
            <text:p>12</text:p>
          </table:table-cell>
          <table:table-cell office:value-type="float" office:value="0.001" calcext:value-type="float">
            <text:p>0.001</text:p>
          </table:table-cell>
          <table:table-cell office:value-type="float" office:value="5" calcext:value-type="float">
            <text:p>5</text:p>
          </table:table-cell>
          <table:table-cell office:value-type="float" office:value="3" calcext:value-type="float">
            <text:p>3</text:p>
          </table:table-cell>
          <table:table-cell office:value-type="percentage" office:value="0" calcext:value-type="percentage">
            <text:p>0.00%</text:p>
          </table:table-cell>
          <table:table-cell office:value-type="percentage" office:value="1" calcext:value-type="percentage">
            <text:p>100.00%</text:p>
          </table:table-cell>
          <table:table-cell office:value-type="percentage" office:value="0.720073664825" calcext:value-type="percentage">
            <text:p>72.01%</text:p>
          </table:table-cell>
          <table:table-cell office:value-type="percentage" office:value="0.638157894737" calcext:value-type="percentage">
            <text:p>63.82%</text:p>
          </table:table-cell>
          <table:table-cell office:value-type="percentage" office:value="0.976982097187" calcext:value-type="percentage">
            <text:p>97.70%</text:p>
          </table:table-cell>
          <table:table-cell office:value-type="percentage" office:value="0.882136279926" calcext:value-type="percentage">
            <text:p>88.21%</text:p>
          </table:table-cell>
        </table:table-row>
        <table:table-row table:style-name="ro1">
          <table:table-cell table:number-columns-repeated="5"/>
          <table:table-cell office:value-type="float" office:value="13" calcext:value-type="float">
            <text:p>13</text:p>
          </table:table-cell>
          <table:table-cell office:value-type="float" office:value="0.0002" calcext:value-type="float">
            <text:p>0.0002</text:p>
          </table:table-cell>
          <table:table-cell office:value-type="float" office:value="10" calcext:value-type="float">
            <text:p>10</text:p>
          </table:table-cell>
          <table:table-cell office:value-type="float" office:value="1" calcext:value-type="float">
            <text:p>1</text:p>
          </table:table-cell>
          <table:table-cell office:value-type="percentage" office:value="0.801724137931" calcext:value-type="percentage">
            <text:p>80.17%</text:p>
          </table:table-cell>
          <table:table-cell office:value-type="percentage" office:value="1" calcext:value-type="percentage">
            <text:p>100.00%</text:p>
          </table:table-cell>
          <table:table-cell office:value-type="percentage" office:value="0.855648535565" calcext:value-type="percentage">
            <text:p>85.56%</text:p>
          </table:table-cell>
          <table:table-cell office:value-type="percentage" office:value="0.931034482759" calcext:value-type="percentage">
            <text:p>93.10%</text:p>
          </table:table-cell>
          <table:table-cell office:value-type="percentage" office:value="0.930769230769" calcext:value-type="percentage">
            <text:p>93.08%</text:p>
          </table:table-cell>
          <table:table-cell office:value-type="percentage" office:value="0.930962343096" calcext:value-type="percentage">
            <text:p>93.10%</text:p>
          </table:table-cell>
        </table:table-row>
        <table:table-row table:style-name="ro1">
          <table:table-cell table:number-columns-repeated="5"/>
          <table:table-cell office:value-type="float" office:value="13" calcext:value-type="float">
            <text:p>13</text:p>
          </table:table-cell>
          <table:table-cell office:value-type="float" office:value="0.0002" calcext:value-type="float">
            <text:p>0.0002</text:p>
          </table:table-cell>
          <table:table-cell office:value-type="float" office:value="10" calcext:value-type="float">
            <text:p>10</text:p>
          </table:table-cell>
          <table:table-cell office:value-type="float" office:value="2" calcext:value-type="float">
            <text:p>2</text:p>
          </table:table-cell>
          <table:table-cell office:value-type="percentage" office:value="0.840390879479" calcext:value-type="percentage">
            <text:p>84.04%</text:p>
          </table:table-cell>
          <table:table-cell office:value-type="percentage" office:value="0.986577181208" calcext:value-type="percentage">
            <text:p>98.66%</text:p>
          </table:table-cell>
          <table:table-cell office:value-type="percentage" office:value="0.888157894737" calcext:value-type="percentage">
            <text:p>88.82%</text:p>
          </table:table-cell>
          <table:table-cell office:value-type="percentage" office:value="0.934853420195" calcext:value-type="percentage">
            <text:p>93.49%</text:p>
          </table:table-cell>
          <table:table-cell office:value-type="percentage" office:value="0.912751677852" calcext:value-type="percentage">
            <text:p>91.28%</text:p>
          </table:table-cell>
          <table:table-cell table:style-name="ce3" office:value-type="percentage" office:value="0.927631578947" calcext:value-type="percentage">
            <text:p>92.76%</text:p>
          </table:table-cell>
        </table:table-row>
        <table:table-row table:style-name="ro1">
          <table:table-cell table:number-columns-repeated="5"/>
          <table:table-cell office:value-type="float" office:value="13" calcext:value-type="float">
            <text:p>13</text:p>
          </table:table-cell>
          <table:table-cell office:value-type="float" office:value="0.0002" calcext:value-type="float">
            <text:p>0.0002</text:p>
          </table:table-cell>
          <table:table-cell office:value-type="float" office:value="10" calcext:value-type="float">
            <text:p>10</text:p>
          </table:table-cell>
          <table:table-cell office:value-type="float" office:value="3" calcext:value-type="float">
            <text:p>3</text:p>
          </table:table-cell>
          <table:table-cell office:value-type="percentage" office:value="0.703947368421" calcext:value-type="percentage">
            <text:p>70.39%</text:p>
          </table:table-cell>
          <table:table-cell office:value-type="percentage" office:value="0.966751918159" calcext:value-type="percentage">
            <text:p>96.68%</text:p>
          </table:table-cell>
          <table:table-cell office:value-type="percentage" office:value="0.893186003683" calcext:value-type="percentage">
            <text:p>89.32%</text:p>
          </table:table-cell>
          <table:table-cell office:value-type="percentage" office:value="0.828947368421" calcext:value-type="percentage">
            <text:p>82.89%</text:p>
          </table:table-cell>
          <table:table-cell office:value-type="percentage" office:value="0.95652173913" calcext:value-type="percentage">
            <text:p>95.65%</text:p>
          </table:table-cell>
          <table:table-cell office:value-type="percentage" office:value="0.920810313076" calcext:value-type="percentage">
            <text:p>92.08%</text:p>
          </table:table-cell>
        </table:table-row>
        <table:table-row table:style-name="ro1">
          <table:table-cell table:number-columns-repeated="5"/>
          <table:table-cell office:value-type="float" office:value="14" calcext:value-type="float">
            <text:p>14</text:p>
          </table:table-cell>
          <table:table-cell office:value-type="float" office:value="0.0002" calcext:value-type="float">
            <text:p>0.0002</text:p>
          </table:table-cell>
          <table:table-cell office:value-type="float" office:value="20" calcext:value-type="float">
            <text:p>20</text:p>
          </table:table-cell>
          <table:table-cell office:value-type="float" office:value="1" calcext:value-type="float">
            <text:p>1</text:p>
          </table:table-cell>
          <table:table-cell office:value-type="percentage" office:value="0.956896551724" calcext:value-type="percentage">
            <text:p>95.69%</text:p>
          </table:table-cell>
          <table:table-cell office:value-type="percentage" office:value="0.892307692308" calcext:value-type="percentage">
            <text:p>89.23%</text:p>
          </table:table-cell>
          <table:table-cell table:style-name="ce3" office:value-type="percentage" office:value="0.939330543933" calcext:value-type="percentage">
            <text:p>93.93%</text:p>
          </table:table-cell>
          <table:table-cell office:value-type="percentage" office:value="0.962643678161" calcext:value-type="percentage">
            <text:p>96.26%</text:p>
          </table:table-cell>
          <table:table-cell office:value-type="percentage" office:value="0.930769230769" calcext:value-type="percentage">
            <text:p>93.08%</text:p>
          </table:table-cell>
          <table:table-cell table:style-name="ce3" office:value-type="percentage" office:value="0.953974895397" calcext:value-type="percentage">
            <text:p>95.40%</text:p>
          </table:table-cell>
        </table:table-row>
        <table:table-row table:style-name="ro1">
          <table:table-cell table:number-columns-repeated="5"/>
          <table:table-cell office:value-type="float" office:value="14" calcext:value-type="float">
            <text:p>14</text:p>
          </table:table-cell>
          <table:table-cell office:value-type="float" office:value="0.0002" calcext:value-type="float">
            <text:p>0.0002</text:p>
          </table:table-cell>
          <table:table-cell office:value-type="float" office:value="20" calcext:value-type="float">
            <text:p>20</text:p>
          </table:table-cell>
          <table:table-cell office:value-type="float" office:value="2" calcext:value-type="float">
            <text:p>2</text:p>
          </table:table-cell>
          <table:table-cell office:value-type="percentage" office:value="0.912052117264" calcext:value-type="percentage">
            <text:p>91.21%</text:p>
          </table:table-cell>
          <table:table-cell office:value-type="percentage" office:value="0.906040268456" calcext:value-type="percentage">
            <text:p>90.60%</text:p>
          </table:table-cell>
          <table:table-cell table:style-name="ce3" office:value-type="percentage" office:value="0.910087719298" calcext:value-type="percentage">
            <text:p>91.01%</text:p>
          </table:table-cell>
          <table:table-cell office:value-type="percentage" office:value="0.934853420195" calcext:value-type="percentage">
            <text:p>93.49%</text:p>
          </table:table-cell>
          <table:table-cell office:value-type="percentage" office:value="0.912751677852" calcext:value-type="percentage">
            <text:p>91.28%</text:p>
          </table:table-cell>
          <table:table-cell office:value-type="percentage" office:value="0.927631578947" calcext:value-type="percentage">
            <text:p>92.76%</text:p>
          </table:table-cell>
        </table:table-row>
        <table:table-row table:style-name="ro1">
          <table:table-cell table:number-columns-repeated="5"/>
          <table:table-cell office:value-type="float" office:value="14" calcext:value-type="float">
            <text:p>14</text:p>
          </table:table-cell>
          <table:table-cell office:value-type="float" office:value="0.0002" calcext:value-type="float">
            <text:p>0.0002</text:p>
          </table:table-cell>
          <table:table-cell office:value-type="float" office:value="20" calcext:value-type="float">
            <text:p>20</text:p>
          </table:table-cell>
          <table:table-cell office:value-type="float" office:value="3" calcext:value-type="float">
            <text:p>3</text:p>
          </table:table-cell>
          <table:table-cell office:value-type="percentage" office:value="0.888157894737" calcext:value-type="percentage">
            <text:p>88.82%</text:p>
          </table:table-cell>
          <table:table-cell office:value-type="percentage" office:value="0.936061381074" calcext:value-type="percentage">
            <text:p>93.61%</text:p>
          </table:table-cell>
          <table:table-cell table:style-name="ce3" office:value-type="percentage" office:value="0.922651933702" calcext:value-type="percentage">
            <text:p>92.27%</text:p>
          </table:table-cell>
          <table:table-cell office:value-type="percentage" office:value="0.835526315789" calcext:value-type="percentage">
            <text:p>83.55%</text:p>
          </table:table-cell>
          <table:table-cell office:value-type="percentage" office:value="0.95652173913" calcext:value-type="percentage">
            <text:p>95.65%</text:p>
          </table:table-cell>
          <table:table-cell table:style-name="ce3" office:value-type="percentage" office:value="0.922651933702" calcext:value-type="percentage">
            <text:p>92.27%</text:p>
          </table:table-cell>
        </table:table-row>
        <table:table-row table:style-name="ro1">
          <table:table-cell table:number-columns-repeated="5"/>
          <table:table-cell office:value-type="float" office:value="15" calcext:value-type="float">
            <text:p>15</text:p>
          </table:table-cell>
          <table:table-cell office:value-type="float" office:value="0.0002" calcext:value-type="float">
            <text:p>0.0002</text:p>
          </table:table-cell>
          <table:table-cell office:value-type="float" office:value="25" calcext:value-type="float">
            <text:p>25</text:p>
          </table:table-cell>
          <table:table-cell office:value-type="float" office:value="1" calcext:value-type="float">
            <text:p>1</text:p>
          </table:table-cell>
          <table:table-cell office:value-type="percentage" office:value="0.956896551724" calcext:value-type="percentage">
            <text:p>95.69%</text:p>
          </table:table-cell>
          <table:table-cell office:value-type="percentage" office:value="0.892307692308" calcext:value-type="percentage">
            <text:p>89.23%</text:p>
          </table:table-cell>
          <table:table-cell office:value-type="percentage" office:value="0.939330543933" calcext:value-type="percentage">
            <text:p>93.93%</text:p>
          </table:table-cell>
          <table:table-cell office:value-type="percentage" office:value="0.962643678161" calcext:value-type="percentage">
            <text:p>96.26%</text:p>
          </table:table-cell>
          <table:table-cell office:value-type="percentage" office:value="0.930769230769" calcext:value-type="percentage">
            <text:p>93.08%</text:p>
          </table:table-cell>
          <table:table-cell office:value-type="percentage" office:value="0.953974895397" calcext:value-type="percentage">
            <text:p>95.40%</text:p>
          </table:table-cell>
        </table:table-row>
        <table:table-row table:style-name="ro1">
          <table:table-cell table:number-columns-repeated="5"/>
          <table:table-cell office:value-type="float" office:value="15" calcext:value-type="float">
            <text:p>15</text:p>
          </table:table-cell>
          <table:table-cell office:value-type="float" office:value="0.0002" calcext:value-type="float">
            <text:p>0.0002</text:p>
          </table:table-cell>
          <table:table-cell office:value-type="float" office:value="25" calcext:value-type="float">
            <text:p>25</text:p>
          </table:table-cell>
          <table:table-cell office:value-type="float" office:value="2" calcext:value-type="float">
            <text:p>2</text:p>
          </table:table-cell>
          <table:table-cell office:value-type="percentage" office:value="0.912052117264" calcext:value-type="percentage">
            <text:p>91.21%</text:p>
          </table:table-cell>
          <table:table-cell office:value-type="percentage" office:value="0.906040268456" calcext:value-type="percentage">
            <text:p>90.60%</text:p>
          </table:table-cell>
          <table:table-cell office:value-type="percentage" office:value="0.910087719298" calcext:value-type="percentage">
            <text:p>91.01%</text:p>
          </table:table-cell>
          <table:table-cell office:value-type="percentage" office:value="0.934853420195" calcext:value-type="percentage">
            <text:p>93.49%</text:p>
          </table:table-cell>
          <table:table-cell office:value-type="percentage" office:value="0.912751677852" calcext:value-type="percentage">
            <text:p>91.28%</text:p>
          </table:table-cell>
          <table:table-cell office:value-type="percentage" office:value="0.927631578947" calcext:value-type="percentage">
            <text:p>92.76%</text:p>
          </table:table-cell>
        </table:table-row>
        <table:table-row table:style-name="ro1">
          <table:table-cell table:number-columns-repeated="5"/>
          <table:table-cell office:value-type="float" office:value="15" calcext:value-type="float">
            <text:p>15</text:p>
          </table:table-cell>
          <table:table-cell office:value-type="float" office:value="0.0002" calcext:value-type="float">
            <text:p>0.0002</text:p>
          </table:table-cell>
          <table:table-cell office:value-type="float" office:value="25" calcext:value-type="float">
            <text:p>25</text:p>
          </table:table-cell>
          <table:table-cell office:value-type="float" office:value="3" calcext:value-type="float">
            <text:p>3</text:p>
          </table:table-cell>
          <table:table-cell office:value-type="percentage" office:value="0.888157894737" calcext:value-type="percentage">
            <text:p>88.82%</text:p>
          </table:table-cell>
          <table:table-cell office:value-type="percentage" office:value="0.936061381074" calcext:value-type="percentage">
            <text:p>93.61%</text:p>
          </table:table-cell>
          <table:table-cell office:value-type="percentage" office:value="0.922651933702" calcext:value-type="percentage">
            <text:p>92.27%</text:p>
          </table:table-cell>
          <table:table-cell office:value-type="percentage" office:value="0.835526315789" calcext:value-type="percentage">
            <text:p>83.55%</text:p>
          </table:table-cell>
          <table:table-cell office:value-type="percentage" office:value="0.95652173913" calcext:value-type="percentage">
            <text:p>95.65%</text:p>
          </table:table-cell>
          <table:table-cell office:value-type="percentage" office:value="0.922651933702" calcext:value-type="percentage">
            <text:p>92.27%</text:p>
          </table:table-cell>
        </table:table-row>
        <table:table-row table:style-name="ro1">
          <table:table-cell table:number-columns-repeated="5"/>
          <table:table-cell office:value-type="float" office:value="16" calcext:value-type="float">
            <text:p>16</text:p>
          </table:table-cell>
          <table:table-cell office:value-type="float" office:value="0.0002" calcext:value-type="float">
            <text:p>0.0002</text:p>
          </table:table-cell>
          <table:table-cell office:value-type="float" office:value="15" calcext:value-type="float">
            <text:p>15</text:p>
          </table:table-cell>
          <table:table-cell office:value-type="float" office:value="1" calcext:value-type="float">
            <text:p>1</text:p>
          </table:table-cell>
          <table:table-cell office:value-type="percentage" office:value="0.956896551724" calcext:value-type="percentage">
            <text:p>95.69%</text:p>
          </table:table-cell>
          <table:table-cell office:value-type="percentage" office:value="0.892307692308" calcext:value-type="percentage">
            <text:p>89.23%</text:p>
          </table:table-cell>
          <table:table-cell office:value-type="percentage" office:value="0.939330543933" calcext:value-type="percentage">
            <text:p>93.93%</text:p>
          </table:table-cell>
          <table:table-cell office:value-type="percentage" office:value="0.962643678161" calcext:value-type="percentage">
            <text:p>96.26%</text:p>
          </table:table-cell>
          <table:table-cell office:value-type="percentage" office:value="0.930769230769" calcext:value-type="percentage">
            <text:p>93.08%</text:p>
          </table:table-cell>
          <table:table-cell office:value-type="percentage" office:value="0.953974895397" calcext:value-type="percentage">
            <text:p>95.40%</text:p>
          </table:table-cell>
        </table:table-row>
        <table:table-row table:style-name="ro1">
          <table:table-cell table:number-columns-repeated="5"/>
          <table:table-cell office:value-type="float" office:value="16" calcext:value-type="float">
            <text:p>16</text:p>
          </table:table-cell>
          <table:table-cell office:value-type="float" office:value="0.0002" calcext:value-type="float">
            <text:p>0.0002</text:p>
          </table:table-cell>
          <table:table-cell office:value-type="float" office:value="15" calcext:value-type="float">
            <text:p>15</text:p>
          </table:table-cell>
          <table:table-cell office:value-type="float" office:value="2" calcext:value-type="float">
            <text:p>2</text:p>
          </table:table-cell>
          <table:table-cell office:value-type="percentage" office:value="0.86319218241" calcext:value-type="percentage">
            <text:p>86.32%</text:p>
          </table:table-cell>
          <table:table-cell office:value-type="percentage" office:value="0.973154362416" calcext:value-type="percentage">
            <text:p>97.32%</text:p>
          </table:table-cell>
          <table:table-cell office:value-type="percentage" office:value="0.899122807018" calcext:value-type="percentage">
            <text:p>89.91%</text:p>
          </table:table-cell>
          <table:table-cell office:value-type="percentage" office:value="0.934853420195" calcext:value-type="percentage">
            <text:p>93.49%</text:p>
          </table:table-cell>
          <table:table-cell office:value-type="percentage" office:value="0.912751677852" calcext:value-type="percentage">
            <text:p>91.28%</text:p>
          </table:table-cell>
          <table:table-cell office:value-type="percentage" office:value="0.927631578947" calcext:value-type="percentage">
            <text:p>92.76%</text:p>
          </table:table-cell>
        </table:table-row>
        <table:table-row table:style-name="ro1">
          <table:table-cell table:number-columns-repeated="5"/>
          <table:table-cell office:value-type="float" office:value="16" calcext:value-type="float">
            <text:p>16</text:p>
          </table:table-cell>
          <table:table-cell office:value-type="float" office:value="0.0002" calcext:value-type="float">
            <text:p>0.0002</text:p>
          </table:table-cell>
          <table:table-cell office:value-type="float" office:value="15" calcext:value-type="float">
            <text:p>15</text:p>
          </table:table-cell>
          <table:table-cell office:value-type="float" office:value="3" calcext:value-type="float">
            <text:p>3</text:p>
          </table:table-cell>
          <table:table-cell office:value-type="percentage" office:value="0.434210526316" calcext:value-type="percentage">
            <text:p>43.42%</text:p>
          </table:table-cell>
          <table:table-cell office:value-type="percentage" office:value="0.987212276215" calcext:value-type="percentage">
            <text:p>98.72%</text:p>
          </table:table-cell>
          <table:table-cell office:value-type="percentage" office:value="0.83241252302" calcext:value-type="percentage">
            <text:p>83.24%</text:p>
          </table:table-cell>
          <table:table-cell office:value-type="percentage" office:value="0.835526315789" calcext:value-type="percentage">
            <text:p>83.55%</text:p>
          </table:table-cell>
          <table:table-cell office:value-type="percentage" office:value="0.95652173913" calcext:value-type="percentage">
            <text:p>95.65%</text:p>
          </table:table-cell>
          <table:table-cell office:value-type="percentage" office:value="0.922651933702" calcext:value-type="percentage">
            <text:p>92.27%</text:p>
          </table:table-cell>
        </table:table-row>
        <table:table-row table:style-name="ro1">
          <table:table-cell table:number-columns-repeated="5"/>
          <table:table-cell office:value-type="float" office:value="17" calcext:value-type="float">
            <text:p>17</text:p>
          </table:table-cell>
          <table:table-cell office:value-type="float" office:value="0.0006" calcext:value-type="float">
            <text:p>0.0006</text:p>
          </table:table-cell>
          <table:table-cell office:value-type="float" office:value="5" calcext:value-type="float">
            <text:p>5</text:p>
          </table:table-cell>
          <table:table-cell office:value-type="float" office:value="1" calcext:value-type="float">
            <text:p>1</text:p>
          </table:table-cell>
          <table:table-cell office:value-type="percentage" office:value="0.534482758621" calcext:value-type="percentage">
            <text:p>53.45%</text:p>
          </table:table-cell>
          <table:table-cell office:value-type="percentage" office:value="0.984615384615" calcext:value-type="percentage">
            <text:p>98.46%</text:p>
          </table:table-cell>
          <table:table-cell office:value-type="percentage" office:value="0.65690376569" calcext:value-type="percentage">
            <text:p>65.69%</text:p>
          </table:table-cell>
          <table:table-cell office:value-type="percentage" office:value="0.790229885057" calcext:value-type="percentage">
            <text:p>79.02%</text:p>
          </table:table-cell>
          <table:table-cell office:value-type="percentage" office:value="0.984615384615" calcext:value-type="percentage">
            <text:p>98.46%</text:p>
          </table:table-cell>
          <table:table-cell office:value-type="percentage" office:value="0.84309623431" calcext:value-type="percentage">
            <text:p>84.31%</text:p>
          </table:table-cell>
        </table:table-row>
        <table:table-row table:style-name="ro1">
          <table:table-cell table:number-columns-repeated="5"/>
          <table:table-cell office:value-type="float" office:value="17" calcext:value-type="float">
            <text:p>17</text:p>
          </table:table-cell>
          <table:table-cell office:value-type="float" office:value="0.0006" calcext:value-type="float">
            <text:p>0.0006</text:p>
          </table:table-cell>
          <table:table-cell office:value-type="float" office:value="5" calcext:value-type="float">
            <text:p>5</text:p>
          </table:table-cell>
          <table:table-cell office:value-type="float" office:value="2" calcext:value-type="float">
            <text:p>2</text:p>
          </table:table-cell>
          <table:table-cell office:value-type="percentage" office:value="0.638436482085" calcext:value-type="percentage">
            <text:p>63.84%</text:p>
          </table:table-cell>
          <table:table-cell office:value-type="percentage" office:value="1" calcext:value-type="percentage">
            <text:p>100.00%</text:p>
          </table:table-cell>
          <table:table-cell office:value-type="percentage" office:value="0.756578947368" calcext:value-type="percentage">
            <text:p>75.66%</text:p>
          </table:table-cell>
          <table:table-cell office:value-type="percentage" office:value="0.869706840391" calcext:value-type="percentage">
            <text:p>86.97%</text:p>
          </table:table-cell>
          <table:table-cell office:value-type="percentage" office:value="1" calcext:value-type="percentage">
            <text:p>100.00%</text:p>
          </table:table-cell>
          <table:table-cell office:value-type="percentage" office:value="0.912280701754" calcext:value-type="percentage">
            <text:p>91.23%</text:p>
          </table:table-cell>
        </table:table-row>
        <table:table-row table:style-name="ro1">
          <table:table-cell table:number-columns-repeated="5"/>
          <table:table-cell office:value-type="float" office:value="17" calcext:value-type="float">
            <text:p>17</text:p>
          </table:table-cell>
          <table:table-cell office:value-type="float" office:value="0.0006" calcext:value-type="float">
            <text:p>0.0006</text:p>
          </table:table-cell>
          <table:table-cell office:value-type="float" office:value="5" calcext:value-type="float">
            <text:p>5</text:p>
          </table:table-cell>
          <table:table-cell office:value-type="float" office:value="3" calcext:value-type="float">
            <text:p>3</text:p>
          </table:table-cell>
          <table:table-cell office:value-type="percentage" office:value="0" calcext:value-type="percentage">
            <text:p>0.00%</text:p>
          </table:table-cell>
          <table:table-cell office:value-type="percentage" office:value="1" calcext:value-type="percentage">
            <text:p>100.00%</text:p>
          </table:table-cell>
          <table:table-cell office:value-type="percentage" office:value="0.720073664825" calcext:value-type="percentage">
            <text:p>72.01%</text:p>
          </table:table-cell>
          <table:table-cell office:value-type="percentage" office:value="0.0526315789474" calcext:value-type="percentage">
            <text:p>5.26%</text:p>
          </table:table-cell>
          <table:table-cell office:value-type="percentage" office:value="0.997442455243" calcext:value-type="percentage">
            <text:p>99.74%</text:p>
          </table:table-cell>
          <table:table-cell office:value-type="percentage" office:value="0.732965009208" calcext:value-type="percentage">
            <text:p>73.30%</text:p>
          </table:table-cell>
        </table:table-row>
        <table:table-row table:style-name="ro1">
          <table:table-cell table:number-columns-repeated="5"/>
          <table:table-cell office:value-type="float" office:value="18" calcext:value-type="float">
            <text:p>18</text:p>
          </table:table-cell>
          <table:table-cell office:value-type="float" office:value="0.0006" calcext:value-type="float">
            <text:p>0.0006</text:p>
          </table:table-cell>
          <table:table-cell office:value-type="float" office:value="10" calcext:value-type="float">
            <text:p>10</text:p>
          </table:table-cell>
          <table:table-cell office:value-type="float" office:value="1" calcext:value-type="float">
            <text:p>1</text:p>
          </table:table-cell>
          <table:table-cell office:value-type="percentage" office:value="0.879310344828" calcext:value-type="percentage">
            <text:p>87.93%</text:p>
          </table:table-cell>
          <table:table-cell office:value-type="percentage" office:value="0.969230769231" calcext:value-type="percentage">
            <text:p>96.92%</text:p>
          </table:table-cell>
          <table:table-cell office:value-type="percentage" office:value="0.903765690377" calcext:value-type="percentage">
            <text:p>90.38%</text:p>
          </table:table-cell>
          <table:table-cell office:value-type="percentage" office:value="0.977011494253" calcext:value-type="percentage">
            <text:p>97.70%</text:p>
          </table:table-cell>
          <table:table-cell office:value-type="percentage" office:value="0.846153846154" calcext:value-type="percentage">
            <text:p>84.62%</text:p>
          </table:table-cell>
          <table:table-cell table:style-name="ce3" office:value-type="percentage" office:value="0.941422594142" calcext:value-type="percentage">
            <text:p>94.14%</text:p>
          </table:table-cell>
        </table:table-row>
        <table:table-row table:style-name="ro1">
          <table:table-cell table:number-columns-repeated="5"/>
          <table:table-cell office:value-type="float" office:value="18" calcext:value-type="float">
            <text:p>18</text:p>
          </table:table-cell>
          <table:table-cell office:value-type="float" office:value="0.0006" calcext:value-type="float">
            <text:p>0.0006</text:p>
          </table:table-cell>
          <table:table-cell office:value-type="float" office:value="10" calcext:value-type="float">
            <text:p>10</text:p>
          </table:table-cell>
          <table:table-cell office:value-type="float" office:value="2" calcext:value-type="float">
            <text:p>2</text:p>
          </table:table-cell>
          <table:table-cell office:value-type="percentage" office:value="0.791530944625" calcext:value-type="percentage">
            <text:p>79.15%</text:p>
          </table:table-cell>
          <table:table-cell office:value-type="percentage" office:value="0.959731543624" calcext:value-type="percentage">
            <text:p>95.97%</text:p>
          </table:table-cell>
          <table:table-cell office:value-type="percentage" office:value="0.84649122807" calcext:value-type="percentage">
            <text:p>84.65%</text:p>
          </table:table-cell>
          <table:table-cell office:value-type="percentage" office:value="0.905537459283" calcext:value-type="percentage">
            <text:p>90.55%</text:p>
          </table:table-cell>
          <table:table-cell office:value-type="percentage" office:value="0.946308724832" calcext:value-type="percentage">
            <text:p>94.63%</text:p>
          </table:table-cell>
          <table:table-cell table:style-name="ce3" office:value-type="percentage" office:value="0.918859649123" calcext:value-type="percentage">
            <text:p>91.89%</text:p>
          </table:table-cell>
        </table:table-row>
        <table:table-row table:style-name="ro1">
          <table:table-cell table:number-columns-repeated="5"/>
          <table:table-cell office:value-type="float" office:value="18" calcext:value-type="float">
            <text:p>18</text:p>
          </table:table-cell>
          <table:table-cell office:value-type="float" office:value="0.0006" calcext:value-type="float">
            <text:p>0.0006</text:p>
          </table:table-cell>
          <table:table-cell office:value-type="float" office:value="10" calcext:value-type="float">
            <text:p>10</text:p>
          </table:table-cell>
          <table:table-cell office:value-type="float" office:value="3" calcext:value-type="float">
            <text:p>3</text:p>
          </table:table-cell>
          <table:table-cell office:value-type="percentage" office:value="0.776315789474" calcext:value-type="percentage">
            <text:p>77.63%</text:p>
          </table:table-cell>
          <table:table-cell office:value-type="percentage" office:value="0.961636828645" calcext:value-type="percentage">
            <text:p>96.16%</text:p>
          </table:table-cell>
          <table:table-cell office:value-type="percentage" office:value="0.909760589319" calcext:value-type="percentage">
            <text:p>90.98%</text:p>
          </table:table-cell>
          <table:table-cell office:value-type="percentage" office:value="0.828947368421" calcext:value-type="percentage">
            <text:p>82.89%</text:p>
          </table:table-cell>
          <table:table-cell office:value-type="percentage" office:value="0.95652173913" calcext:value-type="percentage">
            <text:p>95.65%</text:p>
          </table:table-cell>
          <table:table-cell office:value-type="percentage" office:value="0.920810313076" calcext:value-type="percentage">
            <text:p>92.08%</text:p>
          </table:table-cell>
        </table:table-row>
        <table:table-row table:style-name="ro1">
          <table:table-cell table:number-columns-repeated="5"/>
          <table:table-cell office:value-type="float" office:value="19" calcext:value-type="float">
            <text:p>19</text:p>
          </table:table-cell>
          <table:table-cell office:value-type="float" office:value="0.0006" calcext:value-type="float">
            <text:p>0.0006</text:p>
          </table:table-cell>
          <table:table-cell office:value-type="float" office:value="20" calcext:value-type="float">
            <text:p>20</text:p>
          </table:table-cell>
          <table:table-cell office:value-type="float" office:value="1" calcext:value-type="float">
            <text:p>1</text:p>
          </table:table-cell>
          <table:table-cell office:value-type="percentage" office:value="0.942528735632" calcext:value-type="percentage">
            <text:p>94.25%</text:p>
          </table:table-cell>
          <table:table-cell office:value-type="percentage" office:value="0.892307692308" calcext:value-type="percentage">
            <text:p>89.23%</text:p>
          </table:table-cell>
          <table:table-cell table:style-name="ce3" office:value-type="percentage" office:value="0.928870292887" calcext:value-type="percentage">
            <text:p>92.89%</text:p>
          </table:table-cell>
          <table:table-cell office:value-type="percentage" office:value="0.977011494253" calcext:value-type="percentage">
            <text:p>97.70%</text:p>
          </table:table-cell>
          <table:table-cell office:value-type="percentage" office:value="0.846153846154" calcext:value-type="percentage">
            <text:p>84.62%</text:p>
          </table:table-cell>
          <table:table-cell office:value-type="percentage" office:value="0.941422594142" calcext:value-type="percentage">
            <text:p>94.14%</text:p>
          </table:table-cell>
        </table:table-row>
        <table:table-row table:style-name="ro1">
          <table:table-cell table:number-columns-repeated="5"/>
          <table:table-cell office:value-type="float" office:value="19" calcext:value-type="float">
            <text:p>19</text:p>
          </table:table-cell>
          <table:table-cell office:value-type="float" office:value="0.0006" calcext:value-type="float">
            <text:p>0.0006</text:p>
          </table:table-cell>
          <table:table-cell office:value-type="float" office:value="20" calcext:value-type="float">
            <text:p>20</text:p>
          </table:table-cell>
          <table:table-cell office:value-type="float" office:value="2" calcext:value-type="float">
            <text:p>2</text:p>
          </table:table-cell>
          <table:table-cell office:value-type="percentage" office:value="0.931596091205" calcext:value-type="percentage">
            <text:p>93.16%</text:p>
          </table:table-cell>
          <table:table-cell office:value-type="percentage" office:value="0.859060402685" calcext:value-type="percentage">
            <text:p>85.91%</text:p>
          </table:table-cell>
          <table:table-cell table:style-name="ce3" office:value-type="percentage" office:value="0.907894736842" calcext:value-type="percentage">
            <text:p>90.79%</text:p>
          </table:table-cell>
          <table:table-cell office:value-type="percentage" office:value="0.915309446254" calcext:value-type="percentage">
            <text:p>91.53%</text:p>
          </table:table-cell>
          <table:table-cell office:value-type="percentage" office:value="0.926174496644" calcext:value-type="percentage">
            <text:p>92.62%</text:p>
          </table:table-cell>
          <table:table-cell office:value-type="percentage" office:value="0.918859649123" calcext:value-type="percentage">
            <text:p>91.89%</text:p>
          </table:table-cell>
        </table:table-row>
        <table:table-row table:style-name="ro1">
          <table:table-cell table:number-columns-repeated="5"/>
          <table:table-cell office:value-type="float" office:value="19" calcext:value-type="float">
            <text:p>19</text:p>
          </table:table-cell>
          <table:table-cell office:value-type="float" office:value="0.0006" calcext:value-type="float">
            <text:p>0.0006</text:p>
          </table:table-cell>
          <table:table-cell office:value-type="float" office:value="20" calcext:value-type="float">
            <text:p>20</text:p>
          </table:table-cell>
          <table:table-cell office:value-type="float" office:value="3" calcext:value-type="float">
            <text:p>3</text:p>
          </table:table-cell>
          <table:table-cell office:value-type="percentage" office:value="0.848684210526" calcext:value-type="percentage">
            <text:p>84.87%</text:p>
          </table:table-cell>
          <table:table-cell office:value-type="percentage" office:value="0.941176470588" calcext:value-type="percentage">
            <text:p>94.12%</text:p>
          </table:table-cell>
          <table:table-cell table:style-name="ce3" office:value-type="percentage" office:value="0.915285451197" calcext:value-type="percentage">
            <text:p>91.53%</text:p>
          </table:table-cell>
          <table:table-cell office:value-type="percentage" office:value="0.835526315789" calcext:value-type="percentage">
            <text:p>83.55%</text:p>
          </table:table-cell>
          <table:table-cell office:value-type="percentage" office:value="0.961636828645" calcext:value-type="percentage">
            <text:p>96.16%</text:p>
          </table:table-cell>
          <table:table-cell table:style-name="ce3" office:value-type="percentage" office:value="0.926335174954" calcext:value-type="percentage">
            <text:p>92.63%</text:p>
          </table:table-cell>
        </table:table-row>
        <table:table-row table:style-name="ro1">
          <table:table-cell table:number-columns-repeated="5"/>
          <table:table-cell office:value-type="float" office:value="20" calcext:value-type="float">
            <text:p>20</text:p>
          </table:table-cell>
          <table:table-cell office:value-type="float" office:value="0.0006" calcext:value-type="float">
            <text:p>0.0006</text:p>
          </table:table-cell>
          <table:table-cell office:value-type="float" office:value="25" calcext:value-type="float">
            <text:p>25</text:p>
          </table:table-cell>
          <table:table-cell office:value-type="float" office:value="1" calcext:value-type="float">
            <text:p>1</text:p>
          </table:table-cell>
          <table:table-cell office:value-type="percentage" office:value="0.942528735632" calcext:value-type="percentage">
            <text:p>94.25%</text:p>
          </table:table-cell>
          <table:table-cell office:value-type="percentage" office:value="0.892307692308" calcext:value-type="percentage">
            <text:p>89.23%</text:p>
          </table:table-cell>
          <table:table-cell office:value-type="percentage" office:value="0.928870292887" calcext:value-type="percentage">
            <text:p>92.89%</text:p>
          </table:table-cell>
          <table:table-cell office:value-type="percentage" office:value="0.977011494253" calcext:value-type="percentage">
            <text:p>97.70%</text:p>
          </table:table-cell>
          <table:table-cell office:value-type="percentage" office:value="0.846153846154" calcext:value-type="percentage">
            <text:p>84.62%</text:p>
          </table:table-cell>
          <table:table-cell office:value-type="percentage" office:value="0.941422594142" calcext:value-type="percentage">
            <text:p>94.14%</text:p>
          </table:table-cell>
        </table:table-row>
        <table:table-row table:style-name="ro1">
          <table:table-cell table:number-columns-repeated="5"/>
          <table:table-cell office:value-type="float" office:value="20" calcext:value-type="float">
            <text:p>20</text:p>
          </table:table-cell>
          <table:table-cell office:value-type="float" office:value="0.0006" calcext:value-type="float">
            <text:p>0.0006</text:p>
          </table:table-cell>
          <table:table-cell office:value-type="float" office:value="25" calcext:value-type="float">
            <text:p>25</text:p>
          </table:table-cell>
          <table:table-cell office:value-type="float" office:value="2" calcext:value-type="float">
            <text:p>2</text:p>
          </table:table-cell>
          <table:table-cell office:value-type="percentage" office:value="0.931596091205" calcext:value-type="percentage">
            <text:p>93.16%</text:p>
          </table:table-cell>
          <table:table-cell office:value-type="percentage" office:value="0.859060402685" calcext:value-type="percentage">
            <text:p>85.91%</text:p>
          </table:table-cell>
          <table:table-cell office:value-type="percentage" office:value="0.907894736842" calcext:value-type="percentage">
            <text:p>90.79%</text:p>
          </table:table-cell>
          <table:table-cell office:value-type="percentage" office:value="0.915309446254" calcext:value-type="percentage">
            <text:p>91.53%</text:p>
          </table:table-cell>
          <table:table-cell office:value-type="percentage" office:value="0.926174496644" calcext:value-type="percentage">
            <text:p>92.62%</text:p>
          </table:table-cell>
          <table:table-cell office:value-type="percentage" office:value="0.918859649123" calcext:value-type="percentage">
            <text:p>91.89%</text:p>
          </table:table-cell>
        </table:table-row>
        <table:table-row table:style-name="ro1">
          <table:table-cell table:number-columns-repeated="5"/>
          <table:table-cell office:value-type="float" office:value="20" calcext:value-type="float">
            <text:p>20</text:p>
          </table:table-cell>
          <table:table-cell office:value-type="float" office:value="0.0006" calcext:value-type="float">
            <text:p>0.0006</text:p>
          </table:table-cell>
          <table:table-cell office:value-type="float" office:value="25" calcext:value-type="float">
            <text:p>25</text:p>
          </table:table-cell>
          <table:table-cell office:value-type="float" office:value="3" calcext:value-type="float">
            <text:p>3</text:p>
          </table:table-cell>
          <table:table-cell office:value-type="percentage" office:value="0.848684210526" calcext:value-type="percentage">
            <text:p>84.87%</text:p>
          </table:table-cell>
          <table:table-cell office:value-type="percentage" office:value="0.941176470588" calcext:value-type="percentage">
            <text:p>94.12%</text:p>
          </table:table-cell>
          <table:table-cell office:value-type="percentage" office:value="0.915285451197" calcext:value-type="percentage">
            <text:p>91.53%</text:p>
          </table:table-cell>
          <table:table-cell office:value-type="percentage" office:value="0.835526315789" calcext:value-type="percentage">
            <text:p>83.55%</text:p>
          </table:table-cell>
          <table:table-cell office:value-type="percentage" office:value="0.961636828645" calcext:value-type="percentage">
            <text:p>96.16%</text:p>
          </table:table-cell>
          <table:table-cell office:value-type="percentage" office:value="0.926335174954" calcext:value-type="percentage">
            <text:p>92.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21:42:45.1715942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0.14pt"/>
    </style:style>
    <style:style style:name="co3" style:family="table-column">
      <style:table-column-properties fo:break-before="auto" style:column-width="90.31pt"/>
    </style:style>
    <style:style style:name="co4" style:family="table-column">
      <style:table-column-properties fo:break-before="auto" style:column-width="89.49pt"/>
    </style:style>
    <style:style style:name="co5" style:family="table-column">
      <style:table-column-properties fo:break-before="auto" style:column-width="70.21pt"/>
    </style:style>
    <style:style style:name="co6" style:family="table-column">
      <style:table-column-properties fo:break-before="auto" style:column-width="84.1pt"/>
    </style:style>
    <style:style style:name="co7" style:family="table-column">
      <style:table-column-properties fo:break-before="auto" style:column-width="91.84pt"/>
    </style:style>
    <style:style style:name="co8"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data-style-name="N11"/>
  </office:automatic-styles>
  <office:body>
    <office:spreadsheet>
      <table:calculation-settings table:automatic-find-labels="false"/>
      <table:table table:name="Sheet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06">
          <table:table-cell table:number-columns-repeated="15"/>
        </table:table-row>
        <table:table-row table:style-name="ro1">
          <table:table-cell table:number-columns-repeated="8"/>
          <table:table-cell table:style-name="ce1" office:value-type="string" calcext:value-type="string" table:number-columns-spanned="7" table:number-rows-spanned="1">
            <text:p>multinomial naive Bayes experimental data</text:p>
          </table:table-cell>
          <table:covered-table-cell table:number-columns-repeated="6"/>
        </table:table-row>
        <table:table-row table:style-name="ro1">
          <table:table-cell table:number-columns-repeated="9"/>
          <table:table-cell table:style-name="ce1" office:value-type="string" calcext:value-type="string" table:number-columns-spanned="3" table:number-rows-spanned="1">
            <text:p>original word sequence</text:p>
          </table:table-cell>
          <table:covered-table-cell table:number-columns-repeated="2" table:style-name="ce1"/>
          <table:table-cell table:style-name="ce1" office:value-type="string" calcext:value-type="string" table:number-columns-spanned="3" table:number-rows-spanned="1">
            <text:p>filter out stop words</text:p>
          </table:table-cell>
          <table:covered-table-cell table:number-columns-repeated="2" table:style-name="ce1"/>
        </table:table-row>
        <table:table-row table:style-name="ro1">
          <table:table-cell table:number-columns-repeated="8"/>
          <table:table-cell office:value-type="string" calcext:value-type="string">
            <text:p>dataset</text:p>
          </table:table-cell>
          <table:table-cell table:style-name="ce1" office:value-type="string" calcext:value-type="string">
            <text:p>accuracy on ham</text:p>
          </table:table-cell>
          <table:table-cell table:style-name="ce1" office:value-type="string" calcext:value-type="string">
            <text:p>accuracy on spam</text:p>
          </table:table-cell>
          <table:table-cell table:style-name="ce1" office:value-type="string" calcext:value-type="string">
            <text:p>total accuracy</text:p>
          </table:table-cell>
          <table:table-cell table:style-name="ce1" office:value-type="string" calcext:value-type="string">
            <text:p>accuracy on ham</text:p>
          </table:table-cell>
          <table:table-cell table:style-name="ce1" office:value-type="string" calcext:value-type="string">
            <text:p>accuracy on spam</text:p>
          </table:table-cell>
          <table:table-cell table:style-name="ce1" office:value-type="string" calcext:value-type="string">
            <text:p>total accuracy</text:p>
          </table:table-cell>
        </table:table-row>
        <table:table-row table:style-name="ro1">
          <table:table-cell table:number-columns-repeated="8"/>
          <table:table-cell office:value-type="float" office:value="1" calcext:value-type="float">
            <text:p>1</text:p>
          </table:table-cell>
          <table:table-cell table:style-name="ce2" office:value-type="percentage" office:value="0.968390804598" calcext:value-type="percentage">
            <text:p>96.84%</text:p>
          </table:table-cell>
          <table:table-cell table:style-name="ce2" office:value-type="percentage" office:value="0.9" calcext:value-type="percentage">
            <text:p>90.00%</text:p>
          </table:table-cell>
          <table:table-cell table:style-name="ce2" office:value-type="percentage" office:value="0.949790794979" calcext:value-type="percentage">
            <text:p>94.98%</text:p>
          </table:table-cell>
          <table:table-cell table:style-name="ce2" office:value-type="percentage" office:value="0.965517241379" calcext:value-type="percentage">
            <text:p>96.55%</text:p>
          </table:table-cell>
          <table:table-cell table:style-name="ce2" office:value-type="percentage" office:value="0.869230769231" calcext:value-type="percentage">
            <text:p>86.92%</text:p>
          </table:table-cell>
          <table:table-cell table:style-name="ce2" office:value-type="percentage" office:value="0.939330543933" calcext:value-type="percentage">
            <text:p>93.93%</text:p>
          </table:table-cell>
        </table:table-row>
        <table:table-row table:style-name="ro1">
          <table:table-cell table:number-columns-repeated="8"/>
          <table:table-cell office:value-type="float" office:value="2" calcext:value-type="float">
            <text:p>2</text:p>
          </table:table-cell>
          <table:table-cell table:style-name="ce2" office:value-type="percentage" office:value="0.973941368078" calcext:value-type="percentage">
            <text:p>97.39%</text:p>
          </table:table-cell>
          <table:table-cell table:style-name="ce2" office:value-type="percentage" office:value="0.885906040268" calcext:value-type="percentage">
            <text:p>88.59%</text:p>
          </table:table-cell>
          <table:table-cell table:style-name="ce2" office:value-type="percentage" office:value="0.945175438596" calcext:value-type="percentage">
            <text:p>94.52%</text:p>
          </table:table-cell>
          <table:table-cell table:style-name="ce2" office:value-type="percentage" office:value="0.970684039088" calcext:value-type="percentage">
            <text:p>97.07%</text:p>
          </table:table-cell>
          <table:table-cell table:style-name="ce2" office:value-type="percentage" office:value="0.879194630872" calcext:value-type="percentage">
            <text:p>87.92%</text:p>
          </table:table-cell>
          <table:table-cell table:style-name="ce2" office:value-type="percentage" office:value="0.940789473684" calcext:value-type="percentage">
            <text:p>94.08%</text:p>
          </table:table-cell>
        </table:table-row>
        <table:table-row table:style-name="ro1">
          <table:table-cell table:number-columns-repeated="8"/>
          <table:table-cell office:value-type="float" office:value="3" calcext:value-type="float">
            <text:p>3</text:p>
          </table:table-cell>
          <table:table-cell table:style-name="ce2" office:value-type="percentage" office:value="0.888157894737" calcext:value-type="percentage">
            <text:p>88.82%</text:p>
          </table:table-cell>
          <table:table-cell table:style-name="ce2" office:value-type="percentage" office:value="0.976982097187" calcext:value-type="percentage">
            <text:p>97.70%</text:p>
          </table:table-cell>
          <table:table-cell table:style-name="ce2" office:value-type="percentage" office:value="0.95211786372" calcext:value-type="percentage">
            <text:p>95.21%</text:p>
          </table:table-cell>
          <table:table-cell table:style-name="ce2" office:value-type="percentage" office:value="0.914473684211" calcext:value-type="percentage">
            <text:p>91.45%</text:p>
          </table:table-cell>
          <table:table-cell table:style-name="ce2" office:value-type="percentage" office:value="0.989769820972" calcext:value-type="percentage">
            <text:p>98.98%</text:p>
          </table:table-cell>
          <table:table-cell table:style-name="ce2" office:value-type="percentage" office:value="0.968692449355" calcext:value-type="percentage">
            <text:p>96.8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21:42:45.2472029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0.14pt"/>
    </style:style>
    <style:style style:name="co3" style:family="table-column">
      <style:table-column-properties fo:break-before="auto" style:column-width="90.31pt"/>
    </style:style>
    <style:style style:name="co4" style:family="table-column">
      <style:table-column-properties fo:break-before="auto" style:column-width="89.49pt"/>
    </style:style>
    <style:style style:name="co5" style:family="table-column">
      <style:table-column-properties fo:break-before="auto" style:column-width="70.21pt"/>
    </style:style>
    <style:style style:name="co6" style:family="table-column">
      <style:table-column-properties fo:break-before="auto" style:column-width="84.1pt"/>
    </style:style>
    <style:style style:name="co7" style:family="table-column">
      <style:table-column-properties fo:break-before="auto" style:column-width="91.84pt"/>
    </style:style>
    <style:style style:name="co8"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data-style-name="N11"/>
  </office:automatic-styles>
  <office:body>
    <office:spreadsheet>
      <table:calculation-settings table:automatic-find-labels="false"/>
      <table:table table:name="Sheet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23">
          <table:table-cell table:number-columns-repeated="15"/>
        </table:table-row>
        <table:table-row table:style-name="ro1">
          <table:table-cell table:number-columns-repeated="8"/>
          <table:table-cell table:style-name="ce1" office:value-type="string" calcext:value-type="string" table:number-columns-spanned="7" table:number-rows-spanned="1">
            <text:p>logistic regression experimental data (ita=0.01, lambda=0.001, iteration=20)</text:p>
          </table:table-cell>
          <table:covered-table-cell table:number-columns-repeated="6"/>
        </table:table-row>
        <table:table-row table:style-name="ro1">
          <table:table-cell table:number-columns-repeated="9"/>
          <table:table-cell table:style-name="ce1" office:value-type="string" calcext:value-type="string" table:number-columns-spanned="3" table:number-rows-spanned="1">
            <text:p>original word sequence</text:p>
          </table:table-cell>
          <table:covered-table-cell table:number-columns-repeated="2" table:style-name="ce1"/>
          <table:table-cell table:style-name="ce1" office:value-type="string" calcext:value-type="string" table:number-columns-spanned="3" table:number-rows-spanned="1">
            <text:p>filter out stop words</text:p>
          </table:table-cell>
          <table:covered-table-cell table:number-columns-repeated="2" table:style-name="ce1"/>
        </table:table-row>
        <table:table-row table:style-name="ro1">
          <table:table-cell table:number-columns-repeated="8"/>
          <table:table-cell office:value-type="string" calcext:value-type="string">
            <text:p>dataset</text:p>
          </table:table-cell>
          <table:table-cell table:style-name="ce1" office:value-type="string" calcext:value-type="string">
            <text:p>accuracy on ham</text:p>
          </table:table-cell>
          <table:table-cell table:style-name="ce1" office:value-type="string" calcext:value-type="string">
            <text:p>accuracy on spam</text:p>
          </table:table-cell>
          <table:table-cell table:style-name="ce1" office:value-type="string" calcext:value-type="string">
            <text:p>total accuracy</text:p>
          </table:table-cell>
          <table:table-cell table:style-name="ce1" office:value-type="string" calcext:value-type="string">
            <text:p>accuracy on ham</text:p>
          </table:table-cell>
          <table:table-cell table:style-name="ce1" office:value-type="string" calcext:value-type="string">
            <text:p>accuracy on spam</text:p>
          </table:table-cell>
          <table:table-cell table:style-name="ce1" office:value-type="string" calcext:value-type="string">
            <text:p>total accuracy</text:p>
          </table:table-cell>
        </table:table-row>
        <table:table-row table:style-name="ro1">
          <table:table-cell table:number-columns-repeated="8"/>
          <table:table-cell office:value-type="float" office:value="1" calcext:value-type="float">
            <text:p>1</text:p>
          </table:table-cell>
          <table:table-cell table:style-name="ce2" office:value-type="percentage" office:value="0.933908045977" calcext:value-type="percentage">
            <text:p>93.39%</text:p>
          </table:table-cell>
          <table:table-cell table:style-name="ce2" office:value-type="percentage" office:value="0.969230769231" calcext:value-type="percentage">
            <text:p>96.92%</text:p>
          </table:table-cell>
          <table:table-cell table:style-name="ce2" office:value-type="percentage" office:value="0.943514644351" calcext:value-type="percentage">
            <text:p>94.35%</text:p>
          </table:table-cell>
          <table:table-cell table:style-name="ce2" office:value-type="percentage" office:value="0.971264367816" calcext:value-type="percentage">
            <text:p>97.13%</text:p>
          </table:table-cell>
          <table:table-cell table:style-name="ce2" office:value-type="percentage" office:value="0.930769230769" calcext:value-type="percentage">
            <text:p>93.08%</text:p>
          </table:table-cell>
          <table:table-cell table:style-name="ce2" office:value-type="percentage" office:value="0.960251046025" calcext:value-type="percentage">
            <text:p>96.03%</text:p>
          </table:table-cell>
        </table:table-row>
        <table:table-row table:style-name="ro1">
          <table:table-cell table:number-columns-repeated="8"/>
          <table:table-cell office:value-type="float" office:value="2" calcext:value-type="float">
            <text:p>2</text:p>
          </table:table-cell>
          <table:table-cell table:style-name="ce2" office:value-type="percentage" office:value="0.938110749186" calcext:value-type="percentage">
            <text:p>93.81%</text:p>
          </table:table-cell>
          <table:table-cell table:style-name="ce2" office:value-type="percentage" office:value="0.96644295302" calcext:value-type="percentage">
            <text:p>96.64%</text:p>
          </table:table-cell>
          <table:table-cell table:style-name="ce2" office:value-type="percentage" office:value="0.947368421053" calcext:value-type="percentage">
            <text:p>94.74%</text:p>
          </table:table-cell>
          <table:table-cell table:style-name="ce2" office:value-type="percentage" office:value="0.947882736156" calcext:value-type="percentage">
            <text:p>94.79%</text:p>
          </table:table-cell>
          <table:table-cell table:style-name="ce2" office:value-type="percentage" office:value="0.986577181208" calcext:value-type="percentage">
            <text:p>98.66%</text:p>
          </table:table-cell>
          <table:table-cell table:style-name="ce2" office:value-type="percentage" office:value="0.960526315789" calcext:value-type="percentage">
            <text:p>96.05%</text:p>
          </table:table-cell>
        </table:table-row>
        <table:table-row table:style-name="ro1">
          <table:table-cell table:number-columns-repeated="8"/>
          <table:table-cell office:value-type="float" office:value="3" calcext:value-type="float">
            <text:p>3</text:p>
          </table:table-cell>
          <table:table-cell table:style-name="ce2" office:value-type="percentage" office:value="0.835526315789" calcext:value-type="percentage">
            <text:p>83.55%</text:p>
          </table:table-cell>
          <table:table-cell table:style-name="ce2" office:value-type="percentage" office:value="1" calcext:value-type="percentage">
            <text:p>100.00%</text:p>
          </table:table-cell>
          <table:table-cell table:style-name="ce2" office:value-type="percentage" office:value="0.953959484346" calcext:value-type="percentage">
            <text:p>95.40%</text:p>
          </table:table-cell>
          <table:table-cell table:style-name="ce2" office:value-type="percentage" office:value="0.875" calcext:value-type="percentage">
            <text:p>87.50%</text:p>
          </table:table-cell>
          <table:table-cell table:style-name="ce2" office:value-type="percentage" office:value="1" calcext:value-type="percentage">
            <text:p>100.00%</text:p>
          </table:table-cell>
          <table:table-cell table:style-name="ce2" office:value-type="percentage" office:value="0.965009208103" calcext:value-type="percentage">
            <text:p>96.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21:42:45.291330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4.86pt"/>
    </style:style>
    <style:style style:name="co3" style:family="table-column">
      <style:table-column-properties fo:break-before="auto" style:column-width="94.96pt"/>
    </style:style>
    <style:style style:name="co4" style:family="table-column">
      <style:table-column-properties fo:break-before="auto" style:column-width="10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5"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1">
          <table:table-cell table:number-columns-repeated="38"/>
        </table:table-row>
        <table:table-row table:style-name="ro1">
          <table:table-cell table:number-columns-repeated="35"/>
          <table:table-cell table:style-name="ce1" office:value-type="string" calcext:value-type="string" table:number-columns-spanned="3" table:number-rows-spanned="1">
            <text:p>collaborative filtering experimental data</text:p>
          </table:table-cell>
          <table:covered-table-cell table:number-columns-repeated="2"/>
        </table:table-row>
        <table:table-row table:style-name="ro1">
          <table:table-cell table:number-columns-repeated="35"/>
          <table:table-cell office:value-type="string" calcext:value-type="string">
            <text:p>sample size</text:p>
          </table:table-cell>
          <table:table-cell office:value-type="string" calcext:value-type="string">
            <text:p>mean absolute error</text:p>
          </table:table-cell>
          <table:table-cell office:value-type="string" calcext:value-type="string">
            <text:p>root mean square error</text:p>
          </table:table-cell>
        </table:table-row>
        <table:table-row table:style-name="ro1">
          <table:table-cell table:number-columns-repeated="35"/>
          <table:table-cell office:value-type="float" office:value="1800" calcext:value-type="float">
            <text:p>1800</text:p>
          </table:table-cell>
          <table:table-cell office:value-type="float" office:value="0.744621060811" calcext:value-type="float">
            <text:p>0.7446210608</text:p>
          </table:table-cell>
          <table:table-cell office:value-type="float" office:value="0.943908056961" calcext:value-type="float">
            <text:p>0.94390805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21:42:45.3354228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16pt"/>
    </style:style>
    <style:style style:name="co3" style:family="table-column">
      <style:table-column-properties fo:break-before="auto" style:column-width="77.16pt"/>
    </style:style>
    <style:style style:name="co4" style:family="table-column">
      <style:table-column-properties fo:break-before="auto" style:column-width="61.74pt"/>
    </style:style>
    <style:style style:name="co5" style:family="table-column">
      <style:table-column-properties fo:break-before="auto" style:column-width="76.14pt"/>
    </style:style>
    <style:style style:name="co6" style:family="table-column">
      <style:table-column-properties fo:break-before="auto" style:column-width="63.81pt"/>
    </style:style>
    <style:style style:name="co7" style:family="table-column">
      <style:table-column-properties fo:break-before="auto" style:column-width="63.16pt"/>
    </style:style>
    <style:style style:name="co8" style:family="table-column">
      <style:table-column-properties fo:break-before="auto" style:column-width="94.25pt"/>
    </style:style>
    <style:style style:name="co9" style:family="table-column">
      <style:table-column-properties fo:break-before="auto" style:column-width="97.7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data-style-name="N11"/>
  </office:automatic-styles>
  <office:body>
    <office:spreadsheet>
      <table:calculation-settings table:automatic-find-labels="false"/>
      <table:table table:name="Sheet1" table:style-name="ta1">
        <table:table-column table:style-name="co1" table:number-columns-repeated="2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3">
          <table:table-cell table:number-columns-repeated="28"/>
        </table:table-row>
        <table:table-row table:style-name="ro1">
          <table:table-cell table:number-columns-repeated="20"/>
          <table:table-cell table:style-name="ce3" office:value-type="string" calcext:value-type="string" table:number-columns-spanned="8" table:number-rows-spanned="1">
            <text:p>neural networks experimental data (activation=logistic, batch_size=1, solver=sgd)</text:p>
          </table:table-cell>
          <table:covered-table-cell table:number-columns-repeated="7"/>
        </table:table-row>
        <table:table-row table:style-name="ro1">
          <table:table-cell table:number-columns-repeated="21"/>
          <table:table-cell table:style-name="ce3" table:number-columns-repeated="5"/>
          <table:table-cell table:style-name="ce3" office:value-type="string" calcext:value-type="string">
            <text:p>original sequence</text:p>
          </table:table-cell>
          <table:table-cell table:style-name="ce3" office:value-type="string" calcext:value-type="string">
            <text:p>filter stop-words</text:p>
          </table:table-cell>
        </table:table-row>
        <table:table-row table:style-name="ro1">
          <table:table-cell table:number-columns-repeated="21"/>
          <table:table-cell table:style-name="ce3" office:value-type="string" calcext:value-type="string">
            <text:p>#hidden units</text:p>
          </table:table-cell>
          <table:table-cell table:style-name="ce3" office:value-type="string" calcext:value-type="string">
            <text:p>iterations</text:p>
          </table:table-cell>
          <table:table-cell table:style-name="ce3" office:value-type="string" calcext:value-type="string">
            <text:p>learning rate</text:p>
          </table:table-cell>
          <table:table-cell table:style-name="ce3" office:value-type="string" calcext:value-type="string">
            <text:p>momentum</text:p>
          </table:table-cell>
          <table:table-cell table:style-name="ce3" office:value-type="string" calcext:value-type="string">
            <text:p>datase1</text:p>
          </table:table-cell>
          <table:table-cell table:number-columns-repeated="2" table:style-name="ce3" office:value-type="string" calcext:value-type="string">
            <text:p>total accuracy</text:p>
          </table:table-cell>
        </table:table-row>
        <table:table-row table:style-name="ro1">
          <table:table-cell table:number-columns-repeated="20"/>
          <table:table-cell office:value-type="float" office:value="0" calcext:value-type="float">
            <text:p>0</text:p>
          </table:table-cell>
          <table:table-cell office:value-type="float" office:value="10" calcext:value-type="float">
            <text:p>10</text:p>
          </table:table-cell>
          <table:table-cell office:value-type="float" office:value="200" calcext:value-type="float">
            <text:p>200</text:p>
          </table:table-cell>
          <table:table-cell office:value-type="float" office:value="0.01" calcext:value-type="float">
            <text:p>0.01</text:p>
          </table:table-cell>
          <table:table-cell office:value-type="float" office:value="0.9" calcext:value-type="float">
            <text:p>0.9</text:p>
          </table:table-cell>
          <table:table-cell office:value-type="float" office:value="1" calcext:value-type="float">
            <text:p>1</text:p>
          </table:table-cell>
          <table:table-cell table:style-name="ce4" office:value-type="percentage" office:value="0.951882845188" calcext:value-type="percentage">
            <text:p>95.19%</text:p>
          </table:table-cell>
          <table:table-cell table:style-name="ce4" office:value-type="percentage" office:value="0.956066945607" calcext:value-type="percentage">
            <text:p>95.61%</text:p>
          </table:table-cell>
        </table:table-row>
        <table:table-row table:style-name="ro1">
          <table:table-cell table:number-columns-repeated="20"/>
          <table:table-cell table:number-columns-repeated="2" office:value-type="float" office:value="1" calcext:value-type="float">
            <text:p>1</text:p>
          </table:table-cell>
          <table:table-cell office:value-type="float" office:value="200" calcext:value-type="float">
            <text:p>200</text:p>
          </table:table-cell>
          <table:table-cell office:value-type="float" office:value="0.01" calcext:value-type="float">
            <text:p>0.01</text:p>
          </table:table-cell>
          <table:table-cell office:value-type="float" office:value="0.9" calcext:value-type="float">
            <text:p>0.9</text:p>
          </table:table-cell>
          <table:table-cell office:value-type="float" office:value="1" calcext:value-type="float">
            <text:p>1</text:p>
          </table:table-cell>
          <table:table-cell table:style-name="ce4" office:value-type="percentage" office:value="0.84309623431" calcext:value-type="percentage">
            <text:p>84.31%</text:p>
          </table:table-cell>
          <table:table-cell table:style-name="ce4" office:value-type="percentage" office:value="0.94769874477" calcext:value-type="percentage">
            <text:p>94.77%</text:p>
          </table:table-cell>
        </table:table-row>
        <table:table-row table:style-name="ro1">
          <table:table-cell table:number-columns-repeated="20"/>
          <table:table-cell office:value-type="float" office:value="1" calcext:value-type="float">
            <text:p>1</text:p>
          </table:table-cell>
          <table:table-cell office:value-type="float" office:value="20" calcext:value-type="float">
            <text:p>20</text:p>
          </table:table-cell>
          <table:table-cell office:value-type="float" office:value="200" calcext:value-type="float">
            <text:p>200</text:p>
          </table:table-cell>
          <table:table-cell office:value-type="float" office:value="0.01" calcext:value-type="float">
            <text:p>0.01</text:p>
          </table:table-cell>
          <table:table-cell office:value-type="float" office:value="0.9" calcext:value-type="float">
            <text:p>0.9</text:p>
          </table:table-cell>
          <table:table-cell office:value-type="float" office:value="1" calcext:value-type="float">
            <text:p>1</text:p>
          </table:table-cell>
          <table:table-cell table:style-name="ce4" office:value-type="percentage" office:value="0.943514644351" calcext:value-type="percentage">
            <text:p>94.35%</text:p>
          </table:table-cell>
          <table:table-cell table:style-name="ce4" office:value-type="percentage" office:value="0.956066945607" calcext:value-type="percentage">
            <text:p>95.61%</text:p>
          </table:table-cell>
        </table:table-row>
        <table:table-row table:style-name="ro1">
          <table:table-cell table:number-columns-repeated="20"/>
          <table:table-cell office:value-type="float" office:value="1" calcext:value-type="float">
            <text:p>1</text:p>
          </table:table-cell>
          <table:table-cell office:value-type="float" office:value="100" calcext:value-type="float">
            <text:p>100</text:p>
          </table:table-cell>
          <table:table-cell office:value-type="float" office:value="200" calcext:value-type="float">
            <text:p>200</text:p>
          </table:table-cell>
          <table:table-cell office:value-type="float" office:value="0.01" calcext:value-type="float">
            <text:p>0.01</text:p>
          </table:table-cell>
          <table:table-cell office:value-type="float" office:value="0.9" calcext:value-type="float">
            <text:p>0.9</text:p>
          </table:table-cell>
          <table:table-cell office:value-type="float" office:value="1" calcext:value-type="float">
            <text:p>1</text:p>
          </table:table-cell>
          <table:table-cell table:style-name="ce4" office:value-type="percentage" office:value="0.937238493724" calcext:value-type="percentage">
            <text:p>93.72%</text:p>
          </table:table-cell>
          <table:table-cell table:style-name="ce4" office:value-type="percentage" office:value="0.960251046025" calcext:value-type="percentage">
            <text:p>96.03%</text:p>
          </table:table-cell>
        </table:table-row>
        <table:table-row table:style-name="ro1">
          <table:table-cell table:number-columns-repeated="20"/>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0.01" calcext:value-type="float">
            <text:p>0.01</text:p>
          </table:table-cell>
          <table:table-cell office:value-type="float" office:value="0.9" calcext:value-type="float">
            <text:p>0.9</text:p>
          </table:table-cell>
          <table:table-cell office:value-type="float" office:value="1" calcext:value-type="float">
            <text:p>1</text:p>
          </table:table-cell>
          <table:table-cell table:style-name="ce4" office:value-type="percentage" office:value="0.89539748954" calcext:value-type="percentage">
            <text:p>89.54%</text:p>
          </table:table-cell>
          <table:table-cell table:style-name="ce4" office:value-type="percentage" office:value="0.918410041841" calcext:value-type="percentage">
            <text:p>91.84%</text:p>
          </table:table-cell>
        </table:table-row>
        <table:table-row table:style-name="ro1">
          <table:table-cell table:number-columns-repeated="20"/>
          <table:table-cell office:value-type="float" office:value="2" calcext:value-type="float">
            <text:p>2</text:p>
          </table:table-cell>
          <table:table-cell office:value-type="float" office:value="10" calcext:value-type="float">
            <text:p>10</text:p>
          </table:table-cell>
          <table:table-cell office:value-type="float" office:value="20" calcext:value-type="float">
            <text:p>20</text:p>
          </table:table-cell>
          <table:table-cell office:value-type="float" office:value="0.01" calcext:value-type="float">
            <text:p>0.01</text:p>
          </table:table-cell>
          <table:table-cell office:value-type="float" office:value="0.9" calcext:value-type="float">
            <text:p>0.9</text:p>
          </table:table-cell>
          <table:table-cell office:value-type="float" office:value="1" calcext:value-type="float">
            <text:p>1</text:p>
          </table:table-cell>
          <table:table-cell table:style-name="ce4" office:value-type="percentage" office:value="0.953974895397" calcext:value-type="percentage">
            <text:p>95.40%</text:p>
          </table:table-cell>
          <table:table-cell table:style-name="ce4" office:value-type="percentage" office:value="0.958158995816" calcext:value-type="percentage">
            <text:p>95.82%</text:p>
          </table:table-cell>
        </table:table-row>
        <table:table-row table:style-name="ro1">
          <table:table-cell table:number-columns-repeated="20"/>
          <table:table-cell office:value-type="float" office:value="2" calcext:value-type="float">
            <text:p>2</text:p>
          </table:table-cell>
          <table:table-cell office:value-type="float" office:value="10" calcext:value-type="float">
            <text:p>10</text:p>
          </table:table-cell>
          <table:table-cell office:value-type="float" office:value="100" calcext:value-type="float">
            <text:p>100</text:p>
          </table:table-cell>
          <table:table-cell office:value-type="float" office:value="0.01" calcext:value-type="float">
            <text:p>0.01</text:p>
          </table:table-cell>
          <table:table-cell office:value-type="float" office:value="0.9" calcext:value-type="float">
            <text:p>0.9</text:p>
          </table:table-cell>
          <table:table-cell office:value-type="float" office:value="1" calcext:value-type="float">
            <text:p>1</text:p>
          </table:table-cell>
          <table:table-cell table:style-name="ce4" office:value-type="percentage" office:value="0.943514644351" calcext:value-type="percentage">
            <text:p>94.35%</text:p>
          </table:table-cell>
          <table:table-cell table:style-name="ce4" office:value-type="percentage" office:value="0.956066945607" calcext:value-type="percentage">
            <text:p>95.61%</text:p>
          </table:table-cell>
        </table:table-row>
        <table:table-row table:style-name="ro1">
          <table:table-cell table:number-columns-repeated="20"/>
          <table:table-cell office:value-type="float" office:value="3" calcext:value-type="float">
            <text:p>3</text:p>
          </table:table-cell>
          <table:table-cell office:value-type="float" office:value="10" calcext:value-type="float">
            <text:p>10</text:p>
          </table:table-cell>
          <table:table-cell office:value-type="float" office:value="200" calcext:value-type="float">
            <text:p>200</text:p>
          </table:table-cell>
          <table:table-cell office:value-type="float" office:value="0.1" calcext:value-type="float">
            <text:p>0.1</text:p>
          </table:table-cell>
          <table:table-cell office:value-type="float" office:value="0.9" calcext:value-type="float">
            <text:p>0.9</text:p>
          </table:table-cell>
          <table:table-cell office:value-type="float" office:value="1" calcext:value-type="float">
            <text:p>1</text:p>
          </table:table-cell>
          <table:table-cell table:style-name="ce4" office:value-type="percentage" office:value="0.682008368201" calcext:value-type="percentage">
            <text:p>68.20%</text:p>
          </table:table-cell>
          <table:table-cell table:style-name="ce4" office:value-type="percentage" office:value="0.94769874477" calcext:value-type="percentage">
            <text:p>94.77%</text:p>
          </table:table-cell>
        </table:table-row>
        <table:table-row table:style-name="ro1">
          <table:table-cell table:number-columns-repeated="20"/>
          <table:table-cell office:value-type="float" office:value="3" calcext:value-type="float">
            <text:p>3</text:p>
          </table:table-cell>
          <table:table-cell office:value-type="float" office:value="10" calcext:value-type="float">
            <text:p>10</text:p>
          </table:table-cell>
          <table:table-cell office:value-type="float" office:value="200" calcext:value-type="float">
            <text:p>200</text:p>
          </table:table-cell>
          <table:table-cell office:value-type="float" office:value="0.001" calcext:value-type="float">
            <text:p>0.001</text:p>
          </table:table-cell>
          <table:table-cell office:value-type="float" office:value="0.9" calcext:value-type="float">
            <text:p>0.9</text:p>
          </table:table-cell>
          <table:table-cell office:value-type="float" office:value="1" calcext:value-type="float">
            <text:p>1</text:p>
          </table:table-cell>
          <table:table-cell table:style-name="ce4" office:value-type="percentage" office:value="0.943514644351" calcext:value-type="percentage">
            <text:p>94.35%</text:p>
          </table:table-cell>
          <table:table-cell table:style-name="ce4" office:value-type="percentage" office:value="0.956066945607" calcext:value-type="percentage">
            <text:p>95.61%</text:p>
          </table:table-cell>
        </table:table-row>
        <table:table-row table:style-name="ro1">
          <table:table-cell table:number-columns-repeated="20"/>
          <table:table-cell office:value-type="float" office:value="3" calcext:value-type="float">
            <text:p>3</text:p>
          </table:table-cell>
          <table:table-cell office:value-type="float" office:value="10" calcext:value-type="float">
            <text:p>10</text:p>
          </table:table-cell>
          <table:table-cell office:value-type="float" office:value="200" calcext:value-type="float">
            <text:p>200</text:p>
          </table:table-cell>
          <table:table-cell office:value-type="float" office:value="0.0001" calcext:value-type="float">
            <text:p>0.0001</text:p>
          </table:table-cell>
          <table:table-cell office:value-type="float" office:value="0.9" calcext:value-type="float">
            <text:p>0.9</text:p>
          </table:table-cell>
          <table:table-cell office:value-type="float" office:value="1" calcext:value-type="float">
            <text:p>1</text:p>
          </table:table-cell>
          <table:table-cell table:style-name="ce4" office:value-type="percentage" office:value="0.941422594142" calcext:value-type="percentage">
            <text:p>94.14%</text:p>
          </table:table-cell>
          <table:table-cell table:style-name="ce4" office:value-type="percentage" office:value="0.94769874477" calcext:value-type="percentage">
            <text:p>94.77%</text:p>
          </table:table-cell>
        </table:table-row>
        <table:table-row table:style-name="ro1">
          <table:table-cell table:number-columns-repeated="20"/>
          <table:table-cell office:value-type="float" office:value="4" calcext:value-type="float">
            <text:p>4</text:p>
          </table:table-cell>
          <table:table-cell office:value-type="float" office:value="10" calcext:value-type="float">
            <text:p>10</text:p>
          </table:table-cell>
          <table:table-cell office:value-type="float" office:value="200" calcext:value-type="float">
            <text:p>200</text:p>
          </table:table-cell>
          <table:table-cell office:value-type="float" office:value="0.01" calcext:value-type="float">
            <text:p>0.01</text:p>
          </table:table-cell>
          <table:table-cell office:value-type="float" office:value="0.001" calcext:value-type="float">
            <text:p>0.001</text:p>
          </table:table-cell>
          <table:table-cell office:value-type="float" office:value="1" calcext:value-type="float">
            <text:p>1</text:p>
          </table:table-cell>
          <table:table-cell table:style-name="ce4" office:value-type="percentage" office:value="0.945606694561" calcext:value-type="percentage">
            <text:p>94.56%</text:p>
          </table:table-cell>
          <table:table-cell table:style-name="ce4" office:value-type="percentage" office:value="0.956066945607" calcext:value-type="percentage">
            <text:p>95.61%</text:p>
          </table:table-cell>
        </table:table-row>
        <table:table-row table:style-name="ro1">
          <table:table-cell table:number-columns-repeated="20"/>
          <table:table-cell office:value-type="float" office:value="4" calcext:value-type="float">
            <text:p>4</text:p>
          </table:table-cell>
          <table:table-cell office:value-type="float" office:value="10" calcext:value-type="float">
            <text:p>10</text:p>
          </table:table-cell>
          <table:table-cell office:value-type="float" office:value="200" calcext:value-type="float">
            <text:p>200</text:p>
          </table:table-cell>
          <table:table-cell office:value-type="float" office:value="0.01" calcext:value-type="float">
            <text:p>0.01</text:p>
          </table:table-cell>
          <table:table-cell office:value-type="float" office:value="0.1" calcext:value-type="float">
            <text:p>0.1</text:p>
          </table:table-cell>
          <table:table-cell office:value-type="float" office:value="1" calcext:value-type="float">
            <text:p>1</text:p>
          </table:table-cell>
          <table:table-cell table:style-name="ce4" office:value-type="percentage" office:value="0.943514644351" calcext:value-type="percentage">
            <text:p>94.35%</text:p>
          </table:table-cell>
          <table:table-cell table:style-name="ce4" office:value-type="percentage" office:value="0.953974895397" calcext:value-type="percentage">
            <text:p>95.40%</text:p>
          </table:table-cell>
        </table:table-row>
        <table:table-row table:style-name="ro1">
          <table:table-cell table:number-columns-repeated="20"/>
          <table:table-cell office:value-type="float" office:value="4" calcext:value-type="float">
            <text:p>4</text:p>
          </table:table-cell>
          <table:table-cell office:value-type="float" office:value="10" calcext:value-type="float">
            <text:p>10</text:p>
          </table:table-cell>
          <table:table-cell office:value-type="float" office:value="200" calcext:value-type="float">
            <text:p>200</text:p>
          </table:table-cell>
          <table:table-cell office:value-type="float" office:value="0.01" calcext:value-type="float">
            <text:p>0.01</text:p>
          </table:table-cell>
          <table:table-cell office:value-type="float" office:value="0.4" calcext:value-type="float">
            <text:p>0.4</text:p>
          </table:table-cell>
          <table:table-cell office:value-type="float" office:value="1" calcext:value-type="float">
            <text:p>1</text:p>
          </table:table-cell>
          <table:table-cell table:style-name="ce4" office:value-type="percentage" office:value="0.943514644351" calcext:value-type="percentage">
            <text:p>94.35%</text:p>
          </table:table-cell>
          <table:table-cell table:style-name="ce4" office:value-type="percentage" office:value="0.953974895397" calcext:value-type="percentage">
            <text:p>95.4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22:09:54.667664207">00:00:00</text:time></text:p>
        </style:region-right>
      </style:header>
      <style:header-left style:display="false"/>
      <style:footer>
        <text:p>Page <text:page-number>1</text:page-number> / <text:page-count>99</text:page-count></text:p>
      </style:footer>
      <style:footer-left style:display="false"/>
    </style:master-page>
  </office:master-styles>
</office:document-styles>
</file>